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52in"/>
    </style:style>
    <style:style style:name="co2" style:family="table-column">
      <style:table-column-properties fo:break-before="auto" style:column-width="1.9299in"/>
    </style:style>
    <style:style style:name="co3" style:family="table-column">
      <style:table-column-properties fo:break-before="auto" style:column-width="2.1228in"/>
    </style:style>
    <style:style style:name="co4" style:family="table-column">
      <style:table-column-properties fo:break-before="auto" style:column-width="0.9043in"/>
    </style:style>
    <style:style style:name="co5" style:family="table-column">
      <style:table-column-properties fo:break-before="auto" style:column-width="2.8299in"/>
    </style:style>
    <style:style style:name="co6" style:family="table-column">
      <style:table-column-properties fo:break-before="auto" style:column-width="2.3409in"/>
    </style:style>
    <style:style style:name="co7" style:family="table-column">
      <style:table-column-properties fo:break-before="auto" style:column-width="2.1339in"/>
    </style:style>
    <style:style style:name="co8" style:family="table-column">
      <style:table-column-properties fo:break-before="auto" style:column-width="3.6244in"/>
    </style:style>
    <style:style style:name="co9" style:family="table-column">
      <style:table-column-properties fo:break-before="auto" style:column-width="0.5571in"/>
    </style:style>
    <style:style style:name="co10" style:family="table-column">
      <style:table-column-properties fo:break-before="auto" style:column-width="2.2728in"/>
    </style:style>
    <style:style style:name="co11" style:family="table-column">
      <style:table-column-properties fo:break-before="auto" style:column-width="2.5091in"/>
    </style:style>
    <style:style style:name="co12" style:family="table-column">
      <style:table-column-properties fo:break-before="auto" style:column-width="0.4in"/>
    </style:style>
    <style:style style:name="co13" style:family="table-column">
      <style:table-column-properties fo:break-before="auto" style:column-width="1.1508in"/>
    </style:style>
    <style:style style:name="co14" style:family="table-column">
      <style:table-column-properties fo:break-before="auto" style:column-width="0.7965in"/>
    </style:style>
    <style:style style:name="co15"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4835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1.5752in" fo:break-before="auto" style:use-optimal-row-height="true"/>
    </style:style>
    <style:style style:name="ro12" style:family="table-row">
      <style:table-row-properties style:row-height="0.9535in" fo:break-before="auto" style:use-optimal-row-height="true"/>
    </style:style>
    <style:style style:name="ro13" style:family="table-row">
      <style:table-row-properties style:row-height="0.3453in" fo:break-before="auto" style:use-optimal-row-height="true"/>
    </style:style>
    <style:style style:name="ro14" style:family="table-row">
      <style:table-row-properties style:row-height="0.9673in" fo:break-before="auto" style:use-optimal-row-height="true"/>
    </style:style>
    <style:style style:name="ro15" style:family="table-row">
      <style:table-row-properties style:row-height="0.4972in" fo:break-before="auto" style:use-optimal-row-height="true"/>
    </style:style>
    <style:style style:name="ro16" style:family="table-row">
      <style:table-row-properties style:row-height="1.0917in" fo:break-before="auto" style:use-optimal-row-height="true"/>
    </style:style>
    <style:style style:name="ro17" style:family="table-row">
      <style:table-row-properties style:row-height="1.2437in" fo:break-before="auto" style:use-optimal-row-height="true"/>
    </style:style>
    <style:style style:name="ro18" style:family="table-row">
      <style:table-row-properties style:row-height="0.6354in" fo:break-before="auto" style:use-optimal-row-height="true"/>
    </style:style>
    <style:style style:name="ro19" style:family="table-row">
      <style:table-row-properties style:row-height="1.3953in" fo:break-before="auto" style:use-optimal-row-height="true"/>
    </style:style>
    <style:style style:name="ro20" style:family="table-row">
      <style:table-row-properties style:row-height="1.589in" fo:break-before="auto" style:use-optimal-row-height="true"/>
    </style:style>
    <style:style style:name="ro21" style:family="table-row">
      <style:table-row-properties style:row-height="1.8862in" fo:break-before="auto" style:use-optimal-row-height="true"/>
    </style:style>
    <style:style style:name="ro22" style:family="table-row">
      <style:table-row-properties style:row-height="0.9398in" fo:break-before="auto" style:use-optimal-row-height="true"/>
    </style:style>
    <style:style style:name="ro23" style:family="table-row">
      <style:table-row-properties style:row-height="0.7874in" fo:break-before="auto" style:use-optimal-row-height="true"/>
    </style:style>
    <style:style style:name="ro24"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1" style:family="table-cell" style:parent-style-name="Heading_20_2">
      <style:table-cell-properties style:text-align-source="fix" style:repeat-content="false" style:vertical-align="middl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style>
    <style:style style:name="ce7" style:family="table-cell" style:parent-style-name="Heading_20_2">
      <style:table-cell-properties style:vertical-align="middle"/>
    </style:style>
    <style:style style:name="ce4" style:family="table-cell" style:parent-style-name="Default">
      <style:table-cell-properties style:vertical-align="middle"/>
    </style:style>
    <style:style style:name="ce10" style:family="table-cell" style:parent-style-name="Heading_20_2">
      <style:table-cell-properties fo:wrap-option="wrap" style:vertical-align="middle"/>
    </style:style>
    <style:style style:name="ce6" style:family="table-cell" style:parent-style-name="Default">
      <style:table-cell-properties fo:wrap-option="wrap" style:vertical-align="middle"/>
    </style:style>
    <style:style style:name="ce13"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xtehr-model"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2"/>
        <table:table-column table:style-name="co5" table:default-cell-style-name="ce6"/>
        <table:table-column table:style-name="co6" table:default-cell-style-name="ce4"/>
        <table:table-column table:style-name="co7" table:default-cell-style-name="ce4"/>
        <table:table-column table:style-name="co8" table:default-cell-style-name="ce6"/>
        <table:table-column table:style-name="co9" table:default-cell-style-name="ce4"/>
        <table:table-column table:style-name="co10" table:default-cell-style-name="ce6"/>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number-columns-repeated="16370" table:default-cell-style-name="ce4"/>
        <table:table-row table:style-name="ro1">
          <table:table-cell table:style-name="ce1" office:value-type="string" calcext:value-type="string">
            <text:p>No</text:p>
          </table:table-cell>
          <table:table-cell table:style-name="ce7" office:value-type="string" calcext:value-type="string">
            <text:p>ExtEHR resource</text:p>
          </table:table-cell>
          <table:table-cell table:style-name="ce7" office:value-type="string" calcext:value-type="string">
            <text:p>ExtEHR field</text:p>
          </table:table-cell>
          <table:table-cell table:style-name="ce1" office:value-type="string" calcext:value-type="string">
            <text:p>ExtEHR #</text:p>
          </table:table-cell>
          <table:table-cell table:style-name="ce10" office:value-type="string" calcext:value-type="string">
            <text:p>ExtEHR description</text:p>
          </table:table-cell>
          <table:table-cell table:style-name="ce7" office:value-type="string" calcext:value-type="string">
            <text:p>ExtEHR type</text:p>
          </table:table-cell>
          <table:table-cell table:style-name="ce7" office:value-type="string" calcext:value-type="string">
            <text:p>Ext binding</text:p>
          </table:table-cell>
          <table:table-cell table:style-name="ce10" office:value-type="string" calcext:value-type="string">
            <text:p>ExtEHR source</text:p>
          </table:table-cell>
          <table:table-cell table:style-name="ce7" office:value-type="string" calcext:value-type="string">
            <text:p>FV</text:p>
          </table:table-cell>
          <table:table-cell table:style-name="ce10" office:value-type="string" calcext:value-type="string">
            <text:p>Mapped Resource</text:p>
          </table:table-cell>
          <table:table-cell table:style-name="ce7" office:value-type="string" calcext:value-type="string">
            <text:p>Mapped Field</text:p>
          </table:table-cell>
          <table:table-cell table:style-name="ce7" office:value-type="string" calcext:value-type="string">
            <text:p>EQ</text:p>
          </table:table-cell>
          <table:table-cell table:style-name="ce7" office:value-type="string" calcext:value-type="string">
            <text:p>Relationship</text:p>
          </table:table-cell>
          <table:table-cell table:style-name="ce7" office:value-type="string" calcext:value-type="string">
            <text:p>Ref type</text:p>
          </table:table-cell>
          <table:table-cell table:style-name="ce7" office:value-type="string" calcext:value-type="string">
            <text:p>Modeling</text:p>
          </table:table-cell>
          <table:table-cell table:style-name="ce7" office:value-type="string" calcext:value-type="string">
            <text:p>Needs work</text:p>
          </table:table-cell>
          <table:table-cell table:style-name="Default" table:number-columns-repeated="16368"/>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4"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number-columns-repeated="16376"/>
        </table:table-row>
        <table:table-row table:style-name="ro3"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number-columns-repeated="16376"/>
        </table:table-row>
        <table:table-row table:style-name="ro4"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number-columns-repeated="16376"/>
        </table:table-row>
        <table:table-row table:style-name="ro5" table:visibility="filter">
          <table:table-cell office:value-type="float" office:value="4" calcext:value-type="float">
            <text:p>4</text:p>
          </table:table-cell>
          <table:table-cell office:value-type="string" calcext:value-type="string">
            <text:p>Coded</text:p>
          </table:table-cell>
          <table:table-cell office:value-type="string" calcext:value-type="string">
            <text:p>leConcept</text:p>
          </table:table-cell>
          <table:table-cell table:style-name="ce4"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number-columns-repeated="16376"/>
        </table:table-row>
        <table:table-row table:style-name="ro3" table:visibility="filter">
          <table:table-cell office:value-type="float" office:value="5" calcext:value-type="float">
            <text:p>5</text:p>
          </table:table-cell>
          <table:table-cell office:value-type="string" calcext:value-type="string">
            <text:p>Coded</text:p>
          </table:table-cell>
          <table:table-cell office:value-type="string" calcext:value-type="string">
            <text:p>leConcept.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number-columns-repeated="16376"/>
        </table:table-row>
        <table:table-row table:style-name="ro4" table:visibility="filter">
          <table:table-cell office:value-type="float" office:value="6" calcext:value-type="float">
            <text:p>6</text:p>
          </table:table-cell>
          <table:table-cell office:value-type="string" calcext:value-type="string">
            <text:p>Coded</text:p>
          </table:table-cell>
          <table:table-cell office:value-type="string" calcext:value-type="string">
            <text:p>leConcept.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number-columns-repeated="16376"/>
        </table:table-row>
        <table:table-row table:style-name="ro6" table:visibility="filter">
          <table:table-cell office:value-type="float" office:value="7" calcext:value-type="float">
            <text:p>7</text:p>
          </table:table-cell>
          <table:table-cell office:value-type="string" calcext:value-type="string">
            <text:p>Coded</text:p>
          </table:table-cell>
          <table:table-cell office:value-type="string" calcext:value-type="string">
            <text:p>leConcept.coding</text:p>
          </table:table-cell>
          <table:table-cell table:style-name="ce4"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number-columns-repeated="16376"/>
        </table:table-row>
        <table:table-row table:style-name="ro7" table:visibility="filter">
          <table:table-cell office:value-type="float" office:value="8" calcext:value-type="float">
            <text:p>8</text:p>
          </table:table-cell>
          <table:table-cell office:value-type="string" calcext:value-type="string">
            <text:p>Coded</text:p>
          </table:table-cell>
          <table:table-cell office:value-type="string" calcext:value-type="string">
            <text:p>leConcept.text</text:p>
          </table:table-cell>
          <table:table-cell table:style-name="ce4"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number-columns-repeated="16376"/>
        </table:table-row>
        <table:table-row table:style-name="ro6" table:visibility="filter">
          <table:table-cell office:value-type="float" office:value="9" calcext:value-type="float">
            <text:p>9</text:p>
          </table:table-cell>
          <table:table-cell office:value-type="string" calcext:value-type="string">
            <text:p>EHDSAddress</text:p>
          </table:table-cell>
          <table:table-cell/>
          <table:table-cell table:style-name="ce4"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table:table-cell office:value-type="string" calcext:value-type="string">
            <text:p>http://hl7.eu/fhir/base/StructureDefinition/Address-eu</text:p>
          </table:table-cell>
          <table:table-cell table:number-columns-repeated="16374"/>
        </table:table-row>
        <table:table-row table:style-name="ro6"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table:table-cell office:value-type="string" calcext:value-type="string">
            <text:p>http://hl7.eu/fhir/base/StructureDefinition/Address-eu</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7"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table:table-cell office:value-type="string" calcext:value-type="string">
            <text:p>http://hl7.eu/fhir/base/StructureDefinition/Address-eu</text:p>
          </table:table-cell>
          <table:table-cell office:value-type="string" calcext:value-type="string">
            <text:p>type</text:p>
          </table:table-cell>
          <table:table-cell office:value-type="string" calcext:value-type="string">
            <text:p>EQ</text:p>
          </table:table-cell>
          <table:table-cell table:number-columns-repeated="16372"/>
        </table:table-row>
        <table:table-row table:style-name="ro6"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4"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table:table-cell office:value-type="string" calcext:value-type="string">
            <text:p>http://hl7.eu/fhir/base/StructureDefinition/Address-eu</text:p>
          </table:table-cell>
          <table:table-cell office:value-type="string" calcext:value-type="string">
            <text:p>text</text:p>
          </table:table-cell>
          <table:table-cell office:value-type="string" calcext:value-type="string">
            <text:p>EQ</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table:table-cell office:value-type="string" calcext:value-type="string">
            <text:p>http://hl7.eu/fhir/base/StructureDefinition/Address-eu</text:p>
          </table:table-cell>
          <table:table-cell office:value-type="string" calcext:value-type="string">
            <text:p>line.extension[streetName]</text:p>
          </table:table-cell>
          <table:table-cell office:value-type="string" calcext:value-type="string">
            <text:p>EQ</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table:table-cell office:value-type="string" calcext:value-type="string">
            <text:p>http://hl7.eu/fhir/base/StructureDefinition/Address-eu</text:p>
          </table:table-cell>
          <table:table-cell office:value-type="string" calcext:value-type="string">
            <text:p>line.extension[houseNumber]</text:p>
          </table:table-cell>
          <table:table-cell office:value-type="string" calcext:value-type="string">
            <text:p>EQ</text:p>
          </table:table-cell>
          <table:table-cell table:number-columns-repeated="16372"/>
        </table:table-row>
        <table:table-row table:style-name="ro6"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table:table-cell office:value-type="string" calcext:value-type="string">
            <text:p>http://hl7.eu/fhir/base/StructureDefinition/Address-eu</text:p>
          </table:table-cell>
          <table:table-cell office:value-type="string" calcext:value-type="string">
            <text:p>line.extension[postBox]</text:p>
          </table:table-cell>
          <table:table-cell office:value-type="string" calcext:value-type="string">
            <text:p>EQ</text:p>
          </table:table-cell>
          <table:table-cell table:number-columns-repeated="16372"/>
        </table:table-row>
        <table:table-row table:style-name="ro6"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4"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table:table-cell office:value-type="string" calcext:value-type="string">
            <text:p>http://hl7.eu/fhir/base/StructureDefinition/Address-eu</text:p>
          </table:table-cell>
          <table:table-cell office:value-type="string" calcext:value-type="string">
            <text:p>city</text:p>
          </table:table-cell>
          <table:table-cell office:value-type="string" calcext:value-type="string">
            <text:p>EQ</text:p>
          </table:table-cell>
          <table:table-cell table:number-columns-repeated="16372"/>
        </table:table-row>
        <table:table-row table:style-name="ro6"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4"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table:table-cell office:value-type="string" calcext:value-type="string">
            <text:p>http://hl7.eu/fhir/base/StructureDefinition/Address-eu</text:p>
          </table:table-cell>
          <table:table-cell office:value-type="string" calcext:value-type="string">
            <text:p>postalCode</text:p>
          </table:table-cell>
          <table:table-cell office:value-type="string" calcext:value-type="string">
            <text:p>EQ</text:p>
          </table:table-cell>
          <table:table-cell table:number-columns-repeated="16372"/>
        </table:table-row>
        <table:table-row table:style-name="ro6"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table:table-cell office:value-type="string" calcext:value-type="string">
            <text:p>http://hl7.eu/fhir/base/StructureDefinition/Address-eu</text:p>
          </table:table-cell>
          <table:table-cell office:value-type="string" calcext:value-type="string">
            <text:p>country</text:p>
          </table:table-cell>
          <table:table-cell office:value-type="string" calcext:value-type="string">
            <text:p>EQ</text:p>
          </table:table-cell>
          <table:table-cell table:number-columns-repeated="16372"/>
        </table:table-row>
        <table:table-row table:style-name="ro6"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table:table-cell office:value-type="string" calcext:value-type="string">
            <text:p>http://hl7.eu/fhir/base/StructureDefinition/Address-eu</text:p>
          </table:table-cell>
          <table:table-cell office:value-type="string" calcext:value-type="string">
            <text:p>country.extension[countryCode]</text:p>
          </table:table-cell>
          <table:table-cell office:value-type="string" calcext:value-type="string">
            <text:p>EQ</text:p>
          </table:table-cell>
          <table:table-cell table:number-columns-repeated="16372"/>
        </table:table-row>
        <table:table-row table:style-name="ro6" table:visibility="filter">
          <table:table-cell office:value-type="float" office:value="16" calcext:value-type="float">
            <text:p>16</text:p>
          </table:table-cell>
          <table:table-cell office:value-type="string" calcext:value-type="string">
            <text:p>EHDSAlertFlag</text:p>
          </table:table-cell>
          <table:table-cell/>
          <table:table-cell table:style-name="ce4"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number-columns-repeated="3"/>
          <table:table-cell office:value-type="string" calcext:value-type="string">
            <text:p>EQ</text:p>
          </table:table-cell>
          <table:table-cell table:number-columns-repeated="16372"/>
        </table:table-row>
        <table:table-row table:style-name="ro6"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number-columns-repeated="3"/>
          <table:table-cell office:value-type="string" calcext:value-type="string">
            <text:p>EQ</text:p>
          </table:table-cell>
          <table:table-cell table:number-columns-repeated="16372"/>
        </table:table-row>
        <table:table-row table:style-name="ro8"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16379"/>
        </table:table-row>
        <table:table-row table:style-name="ro9"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4"/>
          <table:table-cell table:number-columns-repeated="7"/>
          <table:table-cell office:value-type="string" calcext:value-type="string">
            <text:p>EQ</text:p>
          </table:table-cell>
          <table:table-cell table:number-columns-repeated="16372"/>
        </table:table-row>
        <table:table-row table:style-name="ro9"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4"/>
          <table:table-cell table:number-columns-repeated="16380"/>
        </table:table-row>
        <table:table-row table:style-name="ro9"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4"/>
          <table:table-cell table:number-columns-repeated="16380"/>
        </table:table-row>
        <table:table-row table:style-name="ro9"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4"/>
          <table:table-cell table:number-columns-repeated="16380"/>
        </table:table-row>
        <table:table-row table:style-name="ro9"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4"/>
          <table:table-cell table:number-columns-repeated="16380"/>
        </table:table-row>
        <table:table-row table:style-name="ro9"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4"/>
          <table:table-cell table:number-columns-repeated="16380"/>
        </table:table-row>
        <table:table-row table:style-name="ro9"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4"/>
          <table:table-cell office:value-type="string" calcext:value-type="string">
            <text:p>C.22.2 - Text</text:p>
          </table:table-cell>
          <table:table-cell table:number-columns-repeated="16379"/>
        </table:table-row>
        <table:table-row table:style-name="ro9"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4"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number-columns-repeated="16376"/>
        </table:table-row>
        <table:table-row table:style-name="ro7"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number-columns-repeated="16376"/>
        </table:table-row>
        <table:table-row table:style-name="ro9"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4"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number-columns-repeated="16376"/>
        </table:table-row>
        <table:table-row table:style-name="ro9"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number-columns-repeated="16376"/>
        </table:table-row>
        <table:table-row table:style-name="ro7"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number-columns-repeated="16376"/>
        </table:table-row>
        <table:table-row table:style-name="ro6"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number-columns-repeated="16376"/>
        </table:table-row>
        <table:table-row table:style-name="ro6"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4"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number-columns-repeated="16376"/>
        </table:table-row>
        <table:table-row table:style-name="ro6" table:visibility="filter">
          <table:table-cell office:value-type="float" office:value="31" calcext:value-type="float">
            <text:p>31</text:p>
          </table:table-cell>
          <table:table-cell office:value-type="string" calcext:value-type="string">
            <text:p>EHDSAllergyIntolerance</text:p>
          </table:table-cell>
          <table:table-cell/>
          <table:table-cell table:style-name="ce4"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number-columns-repeated="16376"/>
        </table:table-row>
        <table:table-row table:style-name="ro9" table:visibility="filter">
          <table:table-cell office:value-type="float" office:value="32" calcext:value-type="float">
            <text:p>32</text:p>
          </table:table-cell>
          <table:table-cell office:value-type="string" calcext:value-type="string">
            <text:p>EHDSAllergyIntoler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number-columns-repeated="16376"/>
        </table:table-row>
        <table:table-row table:style-name="ro6"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4"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number-columns-repeated="16376"/>
        </table:table-row>
        <table:table-row table:style-name="ro7"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4"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number-columns-repeated="16376"/>
        </table:table-row>
        <table:table-row table:style-name="ro8"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4"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number-columns-repeated="16376"/>
        </table:table-row>
        <table:table-row table:style-name="ro9"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4"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number-columns-repeated="16376"/>
        </table:table-row>
        <table:table-row table:style-name="ro6"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4"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number-columns-repeated="16376"/>
        </table:table-row>
        <table:table-row table:style-name="ro9"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4"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number-columns-repeated="16376"/>
        </table:table-row>
        <table:table-row table:style-name="ro6"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4"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number-columns-repeated="16376"/>
        </table:table-row>
        <table:table-row table:style-name="ro7"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4"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number-columns-repeated="16376"/>
        </table:table-row>
        <table:table-row table:style-name="ro7"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number-columns-repeated="16376"/>
        </table:table-row>
        <table:table-row table:style-name="ro7"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4"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number-columns-repeated="16376"/>
        </table:table-row>
        <table:table-row table:style-name="ro3"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number-columns-repeated="16376"/>
        </table:table-row>
        <table:table-row table:style-name="ro7"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number-columns-repeated="16376"/>
        </table:table-row>
        <table:table-row table:style-name="ro3"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number-columns-repeated="16376"/>
        </table:table-row>
        <table:table-row table:style-name="ro7"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4"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number-columns-repeated="16376"/>
        </table:table-row>
        <table:table-row table:style-name="ro7"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4"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number-columns-repeated="16376"/>
        </table:table-row>
        <table:table-row table:style-name="ro6"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number-columns-repeated="16376"/>
        </table:table-row>
        <table:table-row table:style-name="ro6" table:visibility="filter">
          <table:table-cell office:value-type="float" office:value="49" calcext:value-type="float">
            <text:p>49</text:p>
          </table:table-cell>
          <table:table-cell office:value-type="string" calcext:value-type="string">
            <text:p>EHDSAppointment</text:p>
          </table:table-cell>
          <table:table-cell/>
          <table:table-cell table:style-name="ce4"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number-columns-repeated="16376"/>
        </table:table-row>
        <table:table-row table:style-name="ro9"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number-columns-repeated="16376"/>
        </table:table-row>
        <table:table-row table:style-name="ro10"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number-columns-repeated="16376"/>
        </table:table-row>
        <table:table-row table:style-name="ro7"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4"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number-columns-repeated="16376"/>
        </table:table-row>
        <table:table-row table:style-name="ro6"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4"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number-columns-repeated="16376"/>
        </table:table-row>
        <table:table-row table:style-name="ro3"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number-columns-repeated="16376"/>
        </table:table-row>
        <table:table-row table:style-name="ro3"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number-columns-repeated="16376"/>
        </table:table-row>
        <table:table-row table:style-name="ro6"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number-columns-repeated="16376"/>
        </table:table-row>
        <table:table-row table:style-name="ro3"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number-columns-repeated="16376"/>
        </table:table-row>
        <table:table-row table:style-name="ro3"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number-columns-repeated="16376"/>
        </table:table-row>
        <table:table-row table:style-name="ro3"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number-columns-repeated="16376"/>
        </table:table-row>
        <table:table-row table:style-name="ro6"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4"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number-columns-repeated="16376"/>
        </table:table-row>
        <table:table-row table:style-name="ro6"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4"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number-columns-repeated="16376"/>
        </table:table-row>
        <table:table-row table:style-name="ro3"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4"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number-columns-repeated="16376"/>
        </table:table-row>
        <table:table-row table:style-name="ro6"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4"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number-columns-repeated="16376"/>
        </table:table-row>
        <table:table-row table:style-name="ro3"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4"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number-columns-repeated="16376"/>
        </table:table-row>
        <table:table-row table:style-name="ro6"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number-columns-repeated="16376"/>
        </table:table-row>
        <table:table-row table:style-name="ro7"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number-columns-repeated="16376"/>
        </table:table-row>
        <table:table-row table:style-name="ro6"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number-columns-repeated="16376"/>
        </table:table-row>
        <table:table-row table:style-name="ro6"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number-columns-repeated="16376"/>
        </table:table-row>
        <table:table-row table:style-name="ro6"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4"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number-columns-repeated="16376"/>
        </table:table-row>
        <table:table-row table:style-name="ro6"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4"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number-columns-repeated="16376"/>
        </table:table-row>
        <table:table-row table:style-name="ro8" table:visibility="filter">
          <table:table-cell office:value-type="float" office:value="71" calcext:value-type="float">
            <text:p>71</text:p>
          </table:table-cell>
          <table:table-cell office:value-type="string" calcext:value-type="string">
            <text:p>EHDSAttachment</text:p>
          </table:table-cell>
          <table:table-cell/>
          <table:table-cell table:style-name="ce4"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number-columns-repeated="16376"/>
        </table:table-row>
        <table:table-row table:style-name="ro9"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4"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number-columns-repeated="16376"/>
        </table:table-row>
        <table:table-row table:style-name="ro9"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number-columns-repeated="16376"/>
        </table:table-row>
        <table:table-row table:style-name="ro6"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4"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number-columns-repeated="16376"/>
        </table:table-row>
        <table:table-row table:style-name="ro9"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4"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number-columns-repeated="16376"/>
        </table:table-row>
        <table:table-row table:style-name="ro6"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4"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number-columns-repeated="16376"/>
        </table:table-row>
        <table:table-row table:style-name="ro6"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4"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number-columns-repeated="16376"/>
        </table:table-row>
        <table:table-row table:style-name="ro6"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number-columns-repeated="16376"/>
        </table:table-row>
        <table:table-row table:style-name="ro9"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4"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number-columns-repeated="16376"/>
        </table:table-row>
        <table:table-row table:style-name="ro9"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4"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number-columns-repeated="16376"/>
        </table:table-row>
        <table:table-row table:style-name="ro9"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4"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number-columns-repeated="16376"/>
        </table:table-row>
        <table:table-row table:style-name="ro9"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4"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number-columns-repeated="16376"/>
        </table:table-row>
        <table:table-row table:style-name="ro9"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4"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number-columns-repeated="16376"/>
        </table:table-row>
        <table:table-row table:style-name="ro6" table:visibility="filter">
          <table:table-cell office:value-type="float" office:value="84" calcext:value-type="float">
            <text:p>84</text:p>
          </table:table-cell>
          <table:table-cell office:value-type="string" calcext:value-type="string">
            <text:p>EHDSAttachments</text:p>
          </table:table-cell>
          <table:table-cell/>
          <table:table-cell table:style-name="ce4"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number-columns-repeated="16376"/>
        </table:table-row>
        <table:table-row table:style-name="ro6"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4"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number-columns-repeated="16376"/>
        </table:table-row>
        <table:table-row table:style-name="ro9"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number-columns-repeated="16376"/>
        </table:table-row>
        <table:table-row table:style-name="ro9"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number-columns-repeated="16376"/>
        </table:table-row>
        <table:table-row table:style-name="ro6" table:visibility="filter">
          <table:table-cell office:value-type="float" office:value="88" calcext:value-type="float">
            <text:p>88</text:p>
          </table:table-cell>
          <table:table-cell office:value-type="string" calcext:value-type="string">
            <text:p>EHDSCarePlan</text:p>
          </table:table-cell>
          <table:table-cell/>
          <table:table-cell table:style-name="ce4"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number-columns-repeated="16376"/>
        </table:table-row>
        <table:table-row table:style-name="ro9"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number-columns-repeated="16376"/>
        </table:table-row>
        <table:table-row table:style-name="ro3"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number-columns-repeated="16376"/>
        </table:table-row>
        <table:table-row table:style-name="ro3"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4"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number-columns-repeated="16376"/>
        </table:table-row>
        <table:table-row table:style-name="ro9"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number-columns-repeated="16376"/>
        </table:table-row>
        <table:table-row table:style-name="ro6"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number-columns-repeated="16376"/>
        </table:table-row>
        <table:table-row table:style-name="ro6"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number-columns-repeated="16376"/>
        </table:table-row>
        <table:table-row table:style-name="ro6"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number-columns-repeated="16376"/>
        </table:table-row>
        <table:table-row table:style-name="ro7"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4"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number-columns-repeated="16376"/>
        </table:table-row>
        <table:table-row table:style-name="ro3"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4"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number-columns-repeated="16376"/>
        </table:table-row>
        <table:table-row table:style-name="ro7"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4"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number-columns-repeated="16376"/>
        </table:table-row>
        <table:table-row table:style-name="ro6"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4"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number-columns-repeated="16376"/>
        </table:table-row>
        <table:table-row table:style-name="ro6"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4"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number-columns-repeated="16376"/>
        </table:table-row>
        <table:table-row table:style-name="ro6"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number-columns-repeated="16376"/>
        </table:table-row>
        <table:table-row table:style-name="ro6" table:visibility="filter">
          <table:table-cell office:value-type="float" office:value="102" calcext:value-type="float">
            <text:p>102</text:p>
          </table:table-cell>
          <table:table-cell office:value-type="string" calcext:value-type="string">
            <text:p>EHDSClinicalImpression</text:p>
          </table:table-cell>
          <table:table-cell/>
          <table:table-cell table:style-name="ce4"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number-columns-repeated="16376"/>
        </table:table-row>
        <table:table-row table:style-name="ro9"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number-columns-repeated="16376"/>
        </table:table-row>
        <table:table-row table:style-name="ro9"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number-columns-repeated="16376"/>
        </table:table-row>
        <table:table-row table:style-name="ro9"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number-columns-repeated="16376"/>
        </table:table-row>
        <table:table-row table:style-name="ro9"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number-columns-repeated="16376"/>
        </table:table-row>
        <table:table-row table:style-name="ro9"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number-columns-repeated="16376"/>
        </table:table-row>
        <table:table-row table:style-name="ro9"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number-columns-repeated="16376"/>
        </table:table-row>
        <table:table-row table:style-name="ro7"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number-columns-repeated="16376"/>
        </table:table-row>
        <table:table-row table:style-name="ro9"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number-columns-repeated="16376"/>
        </table:table-row>
        <table:table-row table:style-name="ro9"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4"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number-columns-repeated="16376"/>
        </table:table-row>
        <table:table-row table:style-name="ro6"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4"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number-columns-repeated="16376"/>
        </table:table-row>
        <table:table-row table:style-name="ro3"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4"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number-columns-repeated="16376"/>
        </table:table-row>
        <table:table-row table:style-name="ro7"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4"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number-columns-repeated="16376"/>
        </table:table-row>
        <table:table-row table:style-name="ro9"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4"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number-columns-repeated="16376"/>
        </table:table-row>
        <table:table-row table:style-name="ro3"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4"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number-columns-repeated="16376"/>
        </table:table-row>
        <table:table-row table:style-name="ro3"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4"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number-columns-repeated="16376"/>
        </table:table-row>
        <table:table-row table:style-name="ro3"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4"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number-columns-repeated="16376"/>
        </table:table-row>
        <table:table-row table:style-name="ro6"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4"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number-columns-repeated="16376"/>
        </table:table-row>
        <table:table-row table:style-name="ro6"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4"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number-columns-repeated="16376"/>
        </table:table-row>
        <table:table-row table:style-name="ro3" table:visibility="filter">
          <table:table-cell office:value-type="float" office:value="121" calcext:value-type="float">
            <text:p>121</text:p>
          </table:table-cell>
          <table:table-cell office:value-type="string" calcext:value-type="string">
            <text:p>EHDSCommonHeader</text:p>
          </table:table-cell>
          <table:table-cell/>
          <table:table-cell table:style-name="ce4"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number-columns-repeated="16376"/>
        </table:table-row>
        <table:table-row table:style-name="ro9"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9"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5"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6"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6"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9"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6"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6"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7" table:visibility="filter">
          <table:table-cell office:value-type="float" office:value="132" calcext:value-type="float">
            <text:p>132</text:p>
          </table:table-cell>
          <table:table-cell office:value-type="string" calcext:value-type="string">
            <text:p>EHDSCondition</text:p>
          </table:table-cell>
          <table:table-cell/>
          <table:table-cell table:style-name="ce4"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number-columns-repeated="16376"/>
        </table:table-row>
        <table:table-row table:style-name="ro9"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number-columns-repeated="16376"/>
        </table:table-row>
        <table:table-row table:style-name="ro9"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number-columns-repeated="16376"/>
        </table:table-row>
        <table:table-row table:style-name="ro6"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number-columns-repeated="16376"/>
        </table:table-row>
        <table:table-row table:style-name="ro9"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number-columns-repeated="16376"/>
        </table:table-row>
        <table:table-row table:style-name="ro6"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number-columns-repeated="16376"/>
        </table:table-row>
        <table:table-row table:style-name="ro9"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number-columns-repeated="16376"/>
        </table:table-row>
        <table:table-row table:style-name="ro6"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4"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number-columns-repeated="16376"/>
        </table:table-row>
        <table:table-row table:style-name="ro11"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4"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number-columns-repeated="16376"/>
        </table:table-row>
        <table:table-row table:style-name="ro6"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4"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number-columns-repeated="16376"/>
        </table:table-row>
        <table:table-row table:style-name="ro6"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number-columns-repeated="16376"/>
        </table:table-row>
        <table:table-row table:style-name="ro3"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4"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number-columns-repeated="16376"/>
        </table:table-row>
        <table:table-row table:style-name="ro6"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number-columns-repeated="16376"/>
        </table:table-row>
        <table:table-row table:style-name="ro3"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number-columns-repeated="16376"/>
        </table:table-row>
        <table:table-row table:style-name="ro9"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4"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number-columns-repeated="16376"/>
        </table:table-row>
        <table:table-row table:style-name="ro3"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4"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number-columns-repeated="16376"/>
        </table:table-row>
        <table:table-row table:style-name="ro7"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4"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number-columns-repeated="16376"/>
        </table:table-row>
        <table:table-row table:style-name="ro3"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4"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number-columns-repeated="16376"/>
        </table:table-row>
        <table:table-row table:style-name="ro6" table:visibility="filter">
          <table:table-cell office:value-type="float" office:value="150" calcext:value-type="float">
            <text:p>150</text:p>
          </table:table-cell>
          <table:table-cell office:value-type="string" calcext:value-type="string">
            <text:p>EHDSCoverage</text:p>
          </table:table-cell>
          <table:table-cell/>
          <table:table-cell table:style-name="ce4"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number-columns-repeated="16376"/>
        </table:table-row>
        <table:table-row table:style-name="ro9"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number-columns-repeated="16376"/>
        </table:table-row>
        <table:table-row table:style-name="ro7"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number-columns-repeated="16376"/>
        </table:table-row>
        <table:table-row table:style-name="ro3"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number-columns-repeated="16376"/>
        </table:table-row>
        <table:table-row table:style-name="ro3"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4"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number-columns-repeated="16376"/>
        </table:table-row>
        <table:table-row table:style-name="ro9"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4"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number-columns-repeated="16376"/>
        </table:table-row>
        <table:table-row table:style-name="ro3"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number-columns-repeated="16376"/>
        </table:table-row>
        <table:table-row table:style-name="ro6" table:visibility="filter">
          <table:table-cell office:value-type="float" office:value="157" calcext:value-type="float">
            <text:p>157</text:p>
          </table:table-cell>
          <table:table-cell office:value-type="string" calcext:value-type="string">
            <text:p>EHDSDevice</text:p>
          </table:table-cell>
          <table:table-cell/>
          <table:table-cell table:style-name="ce4"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number-columns-repeated="16376"/>
        </table:table-row>
        <table:table-row table:style-name="ro3"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number-columns-repeated="16376"/>
        </table:table-row>
        <table:table-row table:style-name="ro9"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4"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number-columns-repeated="16376"/>
        </table:table-row>
        <table:table-row table:style-name="ro6"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4"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number-columns-repeated="16376"/>
        </table:table-row>
        <table:table-row table:style-name="ro3"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4"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number-columns-repeated="16376"/>
        </table:table-row>
        <table:table-row table:style-name="ro9"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4"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number-columns-repeated="16376"/>
        </table:table-row>
        <table:table-row table:style-name="ro9"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4"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number-columns-repeated="16376"/>
        </table:table-row>
        <table:table-row table:style-name="ro6"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number-columns-repeated="16376"/>
        </table:table-row>
        <table:table-row table:style-name="ro6"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4"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number-columns-repeated="16376"/>
        </table:table-row>
        <table:table-row table:style-name="ro6"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number-columns-repeated="16376"/>
        </table:table-row>
        <table:table-row table:style-name="ro9"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number-columns-repeated="16376"/>
        </table:table-row>
        <table:table-row table:style-name="ro9"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number-columns-repeated="16376"/>
        </table:table-row>
        <table:table-row table:style-name="ro6" table:visibility="filter">
          <table:table-cell office:value-type="float" office:value="169" calcext:value-type="float">
            <text:p>169</text:p>
          </table:table-cell>
          <table:table-cell office:value-type="string" calcext:value-type="string">
            <text:p>EHDSDeviceUse</text:p>
          </table:table-cell>
          <table:table-cell/>
          <table:table-cell table:style-name="ce4"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number-columns-repeated="16376"/>
        </table:table-row>
        <table:table-row table:style-name="ro9"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number-columns-repeated="16376"/>
        </table:table-row>
        <table:table-row table:style-name="ro9"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number-columns-repeated="16376"/>
        </table:table-row>
        <table:table-row table:style-name="ro9"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4"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number-columns-repeated="16376"/>
        </table:table-row>
        <table:table-row table:style-name="ro7"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number-columns-repeated="16376"/>
        </table:table-row>
        <table:table-row table:style-name="ro9"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4"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number-columns-repeated="16376"/>
        </table:table-row>
        <table:table-row table:style-name="ro9"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number-columns-repeated="16376"/>
        </table:table-row>
        <table:table-row table:style-name="ro6"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number-columns-repeated="16376"/>
        </table:table-row>
        <table:table-row table:style-name="ro1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number-columns-repeated="16376"/>
        </table:table-row>
        <table:table-row table:style-name="ro6"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4"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number-columns-repeated="16376"/>
        </table:table-row>
        <table:table-row table:style-name="ro6"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4"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number-columns-repeated="16376"/>
        </table:table-row>
        <table:table-row table:style-name="ro4" table:visibility="filter">
          <table:table-cell office:value-type="float" office:value="180" calcext:value-type="float">
            <text:p>180</text:p>
          </table:table-cell>
          <table:table-cell office:value-type="string" calcext:value-type="string">
            <text:p>EHDSDispenseDecline</text:p>
          </table:table-cell>
          <table:table-cell/>
          <table:table-cell table:style-name="ce4"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number-columns-repeated="16376"/>
        </table:table-row>
        <table:table-row table:style-name="ro6"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number-columns-repeated="16376"/>
        </table:table-row>
        <table:table-row table:style-name="ro6"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4"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number-columns-repeated="16376"/>
        </table:table-row>
        <table:table-row table:style-name="ro9"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number-columns-repeated="16376"/>
        </table:table-row>
        <table:table-row table:style-name="ro9"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number-columns-repeated="16376"/>
        </table:table-row>
        <table:table-row table:style-name="ro6"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4"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number-columns-repeated="16376"/>
        </table:table-row>
        <table:table-row table:style-name="ro10" table:visibility="filter">
          <table:table-cell office:value-type="float" office:value="186" calcext:value-type="float">
            <text:p>186</text:p>
          </table:table-cell>
          <table:table-cell office:value-type="string" calcext:value-type="string">
            <text:p>EHDSDocumentHeader</text:p>
          </table:table-cell>
          <table:table-cell/>
          <table:table-cell table:style-name="ce4"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number-columns-repeated="16376"/>
        </table:table-row>
        <table:table-row table:style-name="ro9"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9"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5"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6"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6"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9"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6"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6"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9"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number-columns-repeated="16376"/>
        </table:table-row>
        <table:table-row table:style-name="ro13"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number-columns-repeated="16376"/>
        </table:table-row>
        <table:table-row table:style-name="ro13"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number-columns-repeated="16376"/>
        </table:table-row>
        <table:table-row table:style-name="ro13"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number-columns-repeated="16376"/>
        </table:table-row>
        <table:table-row table:style-name="ro9"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number-columns-repeated="16376"/>
        </table:table-row>
        <table:table-row table:style-name="ro9"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number-columns-repeated="16376"/>
        </table:table-row>
        <table:table-row table:style-name="ro9"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number-columns-repeated="16376"/>
        </table:table-row>
        <table:table-row table:style-name="ro13"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number-columns-repeated="16376"/>
        </table:table-row>
        <table:table-row table:style-name="ro13"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9"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number-columns-repeated="16376"/>
        </table:table-row>
        <table:table-row table:style-name="ro13"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number-columns-repeated="16376"/>
        </table:table-row>
        <table:table-row table:style-name="ro13"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number-columns-repeated="16376"/>
        </table:table-row>
        <table:table-row table:style-name="ro13"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number-columns-repeated="16376"/>
        </table:table-row>
        <table:table-row table:style-name="ro13"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number-columns-repeated="16376"/>
        </table:table-row>
        <table:table-row table:style-name="ro7"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number-columns-repeated="16376"/>
        </table:table-row>
        <table:table-row table:style-name="ro13"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number-columns-repeated="16376"/>
        </table:table-row>
        <table:table-row table:style-name="ro9"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number-columns-repeated="16376"/>
        </table:table-row>
        <table:table-row table:style-name="ro9"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number-columns-repeated="16376"/>
        </table:table-row>
        <table:table-row table:style-name="ro9"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number-columns-repeated="16376"/>
        </table:table-row>
        <table:table-row table:style-name="ro14" table:visibility="filter">
          <table:table-cell office:value-type="float" office:value="217" calcext:value-type="float">
            <text:p>217</text:p>
          </table:table-cell>
          <table:table-cell office:value-type="string" calcext:value-type="string">
            <text:p>EHDSDosaging</text:p>
          </table:table-cell>
          <table:table-cell/>
          <table:table-cell table:style-name="ce4"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number-columns-repeated="16376"/>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4"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number-columns-repeated="16376"/>
        </table:table-row>
        <table:table-row table:style-name="ro9"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number-columns-repeated="16376"/>
        </table:table-row>
        <table:table-row table:style-name="ro1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4"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number-columns-repeated="16376"/>
        </table:table-row>
        <table:table-row table:style-name="ro9"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4"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number-columns-repeated="16376"/>
        </table:table-row>
        <table:table-row table:style-name="ro13"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4"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number-columns-repeated="16376"/>
        </table:table-row>
        <table:table-row table:style-name="ro13"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4"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number-columns-repeated="16376"/>
        </table:table-row>
        <table:table-row table:style-name="ro13"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number-columns-repeated="16376"/>
        </table:table-row>
        <table:table-row table:style-name="ro13"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number-columns-repeated="16376"/>
        </table:table-row>
        <table:table-row table:style-name="ro5"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5"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5"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13"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4"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number-columns-repeated="16376"/>
        </table:table-row>
        <table:table-row table:style-name="ro9"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4"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number-columns-repeated="16376"/>
        </table:table-row>
        <table:table-row table:style-name="ro5"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4"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number-columns-repeated="16376"/>
        </table:table-row>
        <table:table-row table:style-name="ro9"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4"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number-columns-repeated="16376"/>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4"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number-columns-repeated="16376"/>
        </table:table-row>
        <table:table-row table:style-name="ro9"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4"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number-columns-repeated="16376"/>
        </table:table-row>
        <table:table-row table:style-name="ro9"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4"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number-columns-repeated="16376"/>
        </table:table-row>
        <table:table-row table:style-name="ro6"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4"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number-columns-repeated="16376"/>
        </table:table-row>
        <table:table-row table:style-name="ro9"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4"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number-columns-repeated="16376"/>
        </table:table-row>
        <table:table-row table:style-name="ro9"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4"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number-columns-repeated="16376"/>
        </table:table-row>
        <table:table-row table:style-name="ro1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4"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number-columns-repeated="16376"/>
        </table:table-row>
        <table:table-row table:style-name="ro13"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4"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number-columns-repeated="16376"/>
        </table:table-row>
        <table:table-row table:style-name="ro13"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4"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number-columns-repeated="16376"/>
        </table:table-row>
        <table:table-row table:style-name="ro13"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4"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number-columns-repeated="16376"/>
        </table:table-row>
        <table:table-row table:style-name="ro13"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4"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number-columns-repeated="16376"/>
        </table:table-row>
        <table:table-row table:style-name="ro9"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4"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number-columns-repeated="16376"/>
        </table:table-row>
        <table:table-row table:style-name="ro13"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4"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number-columns-repeated="16376"/>
        </table:table-row>
        <table:table-row table:style-name="ro13"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4"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number-columns-repeated="16376"/>
        </table:table-row>
        <table:table-row table:style-name="ro9"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4"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number-columns-repeated="16376"/>
        </table:table-row>
        <table:table-row table:style-name="ro1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4"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number-columns-repeated="16376"/>
        </table:table-row>
        <table:table-row table:style-name="ro9"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4"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number-columns-repeated="16376"/>
        </table:table-row>
        <table:table-row table:style-name="ro13"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4"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number-columns-repeated="16376"/>
        </table:table-row>
        <table:table-row table:style-name="ro13"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4"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number-columns-repeated="16376"/>
        </table:table-row>
        <table:table-row table:style-name="ro3"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4"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number-columns-repeated="16376"/>
        </table:table-row>
        <table:table-row table:style-name="ro9"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4"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number-columns-repeated="16376"/>
        </table:table-row>
        <table:table-row table:style-name="ro9"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4"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number-columns-repeated="16376"/>
        </table:table-row>
        <table:table-row table:style-name="ro9"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number-columns-repeated="16376"/>
        </table:table-row>
        <table:table-row table:style-name="ro9"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4"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number-columns-repeated="16376"/>
        </table:table-row>
        <table:table-row table:style-name="ro9"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4"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number-columns-repeated="16376"/>
        </table:table-row>
        <table:table-row table:style-name="ro9"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4"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number-columns-repeated="16376"/>
        </table:table-row>
        <table:table-row table:style-name="ro9"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4"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number-columns-repeated="16376"/>
        </table:table-row>
        <table:table-row table:style-name="ro13"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4"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number-columns-repeated="16376"/>
        </table:table-row>
        <table:table-row table:style-name="ro13"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4"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number-columns-repeated="16376"/>
        </table:table-row>
        <table:table-row table:style-name="ro13" table:visibility="filter">
          <table:table-cell office:value-type="float" office:value="262" calcext:value-type="float">
            <text:p>262</text:p>
          </table:table-cell>
          <table:table-cell office:value-type="string" calcext:value-type="string">
            <text:p>EHDSEncounter</text:p>
          </table:table-cell>
          <table:table-cell/>
          <table:table-cell table:style-name="ce4"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number-columns-repeated="16376"/>
        </table:table-row>
        <table:table-row table:style-name="ro13"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9"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number-columns-repeated="16376"/>
        </table:table-row>
        <table:table-row table:style-name="ro13"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number-columns-repeated="16376"/>
        </table:table-row>
        <table:table-row table:style-name="ro13"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number-columns-repeated="16376"/>
        </table:table-row>
        <table:table-row table:style-name="ro9"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number-columns-repeated="16376"/>
        </table:table-row>
        <table:table-row table:style-name="ro13"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number-columns-repeated="16376"/>
        </table:table-row>
        <table:table-row table:style-name="ro9"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number-columns-repeated="16376"/>
        </table:table-row>
        <table:table-row table:style-name="ro9"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number-columns-repeated="16376"/>
        </table:table-row>
        <table:table-row table:style-name="ro13"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number-columns-repeated="16376"/>
        </table:table-row>
        <table:table-row table:style-name="ro13"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number-columns-repeated="16376"/>
        </table:table-row>
        <table:table-row table:style-name="ro13"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4"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number-columns-repeated="16376"/>
        </table:table-row>
        <table:table-row table:style-name="ro13"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number-columns-repeated="16376"/>
        </table:table-row>
        <table:table-row table:style-name="ro13"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number-columns-repeated="16376"/>
        </table:table-row>
        <table:table-row table:style-name="ro13"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4"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number-columns-repeated="16376"/>
        </table:table-row>
        <table:table-row table:style-name="ro9"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number-columns-repeated="16376"/>
        </table:table-row>
        <table:table-row table:style-name="ro13"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number-columns-repeated="16376"/>
        </table:table-row>
        <table:table-row table:style-name="ro9"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number-columns-repeated="16376"/>
        </table:table-row>
        <table:table-row table:style-name="ro13"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number-columns-repeated="16376"/>
        </table:table-row>
        <table:table-row table:style-name="ro9"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number-columns-repeated="16376"/>
        </table:table-row>
        <table:table-row table:style-name="ro4"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number-columns-repeated="16376"/>
        </table:table-row>
        <table:table-row table:style-name="ro9"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4"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number-columns-repeated="16376"/>
        </table:table-row>
        <table:table-row table:style-name="ro7"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number-columns-repeated="16376"/>
        </table:table-row>
        <table:table-row table:style-name="ro3"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number-columns-repeated="16376"/>
        </table:table-row>
        <table:table-row table:style-name="ro9"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number-columns-repeated="16376"/>
        </table:table-row>
        <table:table-row table:style-name="ro13"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number-columns-repeated="16376"/>
        </table:table-row>
        <table:table-row table:style-name="ro5"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number-columns-repeated="16376"/>
        </table:table-row>
        <table:table-row table:style-name="ro13" table:visibility="filter">
          <table:table-cell office:value-type="float" office:value="289" calcext:value-type="float">
            <text:p>289</text:p>
          </table:table-cell>
          <table:table-cell office:value-type="string" calcext:value-type="string">
            <text:p>EHDSEndpoint</text:p>
          </table:table-cell>
          <table:table-cell/>
          <table:table-cell table:style-name="ce4"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number-columns-repeated="16376"/>
        </table:table-row>
        <table:table-row table:style-name="ro3"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number-columns-repeated="16376"/>
        </table:table-row>
        <table:table-row table:style-name="ro7"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number-columns-repeated="16376"/>
        </table:table-row>
        <table:table-row table:style-name="ro7"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4"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number-columns-repeated="16376"/>
        </table:table-row>
        <table:table-row table:style-name="ro13"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number-columns-repeated="16376"/>
        </table:table-row>
        <table:table-row table:style-name="ro13"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number-columns-repeated="16376"/>
        </table:table-row>
        <table:table-row table:style-name="ro13"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4"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number-columns-repeated="16376"/>
        </table:table-row>
        <table:table-row table:style-name="ro13"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4"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number-columns-repeated="16376"/>
        </table:table-row>
        <table:table-row table:style-name="ro13"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4"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number-columns-repeated="16376"/>
        </table:table-row>
        <table:table-row table:style-name="ro7" table:visibility="filter">
          <table:table-cell office:value-type="float" office:value="298" calcext:value-type="float">
            <text:p>298</text:p>
          </table:table-cell>
          <table:table-cell office:value-type="string" calcext:value-type="string">
            <text:p>EHDSEndpoint</text:p>
          </table:table-cell>
          <table:table-cell office:value-type="string" calcext:value-type="string">
            <text:p>payload.profileCanonical</text:p>
          </table:table-cell>
          <table:table-cell table:style-name="ce4" office:value-type="string" calcext:value-type="string">
            <text:p>0..*</text:p>
          </table:table-cell>
          <table:table-cell office:value-type="string" calcext:value-type="string">
            <text:p>The FHIR profile that is expected at this endpoint. It describes the resources that are handled, or even simply which resource types.</text:p>
          </table:table-cell>
          <table:table-cell office:value-type="string" calcext:value-type="string">
            <text:p>uri</text:p>
          </table:table-cell>
          <table:table-cell/>
          <table:table-cell office:value-type="string" calcext:value-type="string">
            <text:p>C.33.6.3 - Profile Canonical</text:p>
          </table:table-cell>
          <table:table-cell table:number-columns-repeated="16376"/>
        </table:table-row>
        <table:table-row table:style-name="ro3" table:visibility="filter">
          <table:table-cell office:value-type="float" office:value="299" calcext:value-type="float">
            <text:p>299</text:p>
          </table:table-cell>
          <table:table-cell office:value-type="string" calcext:value-type="string">
            <text:p>EHDSEndpoint</text:p>
          </table:table-cell>
          <table:table-cell office:value-type="string" calcext:value-type="string">
            <text:p>payload.profileUri</text:p>
          </table:table-cell>
          <table:table-cell table:style-name="ce4" office:value-type="string" calcext:value-type="string">
            <text:p>0..*</text:p>
          </table:table-cell>
          <table:table-cell office:value-type="string" calcext:value-type="string">
            <text:p>The profile (as a uri) that is expected at this endpoint when not represented using a FHIR profile.</text:p>
          </table:table-cell>
          <table:table-cell office:value-type="string" calcext:value-type="string">
            <text:p>uri</text:p>
          </table:table-cell>
          <table:table-cell/>
          <table:table-cell office:value-type="string" calcext:value-type="string">
            <text:p>C.33.6.4 - Profile uri</text:p>
          </table:table-cell>
          <table:table-cell table:number-columns-repeated="16376"/>
        </table:table-row>
        <table:table-row table:style-name="ro13"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4"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number-columns-repeated="16376"/>
        </table:table-row>
        <table:table-row table:style-name="ro3"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4"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number-columns-repeated="16376"/>
        </table:table-row>
        <table:table-row table:style-name="ro13" table:visibility="filter">
          <table:table-cell office:value-type="float" office:value="302" calcext:value-type="float">
            <text:p>302</text:p>
          </table:table-cell>
          <table:table-cell office:value-type="string" calcext:value-type="string">
            <text:p>EHDSEpisodeOfCare</text:p>
          </table:table-cell>
          <table:table-cell/>
          <table:table-cell table:style-name="ce4"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number-columns-repeated="16376"/>
        </table:table-row>
        <table:table-row table:style-name="ro13"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5"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number-columns-repeated="16376"/>
        </table:table-row>
        <table:table-row table:style-name="ro5"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4"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number-columns-repeated="16376"/>
        </table:table-row>
        <table:table-row table:style-name="ro3"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number-columns-repeated="16376"/>
        </table:table-row>
        <table:table-row table:style-name="ro13"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4"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number-columns-repeated="16376"/>
        </table:table-row>
        <table:table-row table:style-name="ro13"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4"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number-columns-repeated="16376"/>
        </table:table-row>
        <table:table-row table:style-name="ro13"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4"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number-columns-repeated="16376"/>
        </table:table-row>
        <table:table-row table:style-name="ro13"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number-columns-repeated="16376"/>
        </table:table-row>
        <table:table-row table:style-name="ro13" table:visibility="filter">
          <table:table-cell office:value-type="float" office:value="311" calcext:value-type="float">
            <text:p>311</text:p>
          </table:table-cell>
          <table:table-cell office:value-type="string" calcext:value-type="string">
            <text:p>EHDSFunctionalStatus</text:p>
          </table:table-cell>
          <table:table-cell/>
          <table:table-cell table:style-name="ce4"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number-columns-repeated="16376"/>
        </table:table-row>
        <table:table-row table:style-name="ro9"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number-columns-repeated="16376"/>
        </table:table-row>
        <table:table-row table:style-name="ro10"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number-columns-repeated="16376"/>
        </table:table-row>
        <table:table-row table:style-name="ro9"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number-columns-repeated="16376"/>
        </table:table-row>
        <table:table-row table:style-name="ro13"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number-columns-repeated="16376"/>
        </table:table-row>
        <table:table-row table:style-name="ro13"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4"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number-columns-repeated="16376"/>
        </table:table-row>
        <table:table-row table:style-name="ro9"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4"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number-columns-repeated="16376"/>
        </table:table-row>
        <table:table-row table:style-name="ro9"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4"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number-columns-repeated="16376"/>
        </table:table-row>
        <table:table-row table:style-name="ro13"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4"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number-columns-repeated="16376"/>
        </table:table-row>
        <table:table-row table:style-name="ro9"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4"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number-columns-repeated="16376"/>
        </table:table-row>
        <table:table-row table:style-name="ro9" table:visibility="filter">
          <table:table-cell office:value-type="float" office:value="321" calcext:value-type="float">
            <text:p>321</text:p>
          </table:table-cell>
          <table:table-cell office:value-type="string" calcext:value-type="string">
            <text:p>EHDSGoal</text:p>
          </table:table-cell>
          <table:table-cell/>
          <table:table-cell table:style-name="ce4"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number-columns-repeated="16376"/>
        </table:table-row>
        <table:table-row table:style-name="ro9" table:visibility="filter">
          <table:table-cell office:value-type="float" office:value="322" calcext:value-type="float">
            <text:p>322</text:p>
          </table:table-cell>
          <table:table-cell office:value-type="string" calcext:value-type="string">
            <text:p>EHDSGroup</text:p>
          </table:table-cell>
          <table:table-cell/>
          <table:table-cell table:style-name="ce4"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number-columns-repeated="16376"/>
        </table:table-row>
        <table:table-row table:style-name="ro15">
          <table:table-cell office:value-type="float" office:value="323" calcext:value-type="float">
            <text:p>323</text:p>
          </table:table-cell>
          <table:table-cell office:value-type="string" calcext:value-type="string">
            <text:p>EHDSHealthProfessional</text:p>
          </table:table-cell>
          <table:table-cell/>
          <table:table-cell table:style-name="ce4"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table:table-cell office:value-type="string" calcext:value-type="string">
            <text:p>http://hl7.eu/fhir/base/StructureDefinition/practitionerRole-eu</text:p>
          </table:table-cell>
          <table:table-cell table:number-columns-repeated="16374"/>
        </table:table-row>
        <table:table-row table:style-name="ro13" table:visibility="filter">
          <table:table-cell office:value-type="float" office:value="323" calcext:value-type="float">
            <text:p>323</text:p>
          </table:table-cell>
          <table:table-cell office:value-type="string" calcext:value-type="string">
            <text:p>EHDSHealthProfessional</text:p>
          </table:table-cell>
          <table:table-cell/>
          <table:table-cell table:style-name="ce4"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table:table-cell office:value-type="string" calcext:value-type="string">
            <text:p>http://hl7.eu/fhir/base/StructureDefinition/practitioner-eu</text:p>
          </table:table-cell>
          <table:table-cell table:number-columns-repeated="16374"/>
        </table:table-row>
        <table:table-row table:style-name="ro7"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table:table-cell office:value-type="string" calcext:value-type="string">
            <text:p>http://hl7.eu/fhir/base/StructureDefinition/practitioner-eu</text:p>
          </table:table-cell>
          <table:table-cell office:value-type="string" calcext:value-type="string">
            <text:p>identifier</text:p>
          </table:table-cell>
          <table:table-cell table:number-columns-repeated="16373"/>
        </table:table-row>
        <table:table-row table:style-name="ro10"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table:table-cell office:value-type="string" calcext:value-type="string">
            <text:p>http://hl7.eu/fhir/base/StructureDefinition/practitioner-eu</text:p>
          </table:table-cell>
          <table:table-cell office:value-type="string" calcext:value-type="string">
            <text:p>name</text:p>
          </table:table-cell>
          <table:table-cell table:number-columns-repeated="16373"/>
        </table:table-row>
        <table:table-row table:style-name="ro4"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table:table-cell office:value-type="string" calcext:value-type="string">
            <text:p>http://hl7.eu/fhir/base/StructureDefinition/practitioner-eu</text:p>
          </table:table-cell>
          <table:table-cell office:value-type="string" calcext:value-type="string">
            <text:p>address</text:p>
          </table:table-cell>
          <table:table-cell table:number-columns-repeated="16373"/>
        </table:table-row>
        <table:table-row table:style-name="ro10"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table:table-cell office:value-type="string" calcext:value-type="string">
            <text:p>http://hl7.eu/fhir/base/StructureDefinition/practitioner-eu</text:p>
          </table:table-cell>
          <table:table-cell office:value-type="string" calcext:value-type="string">
            <text:p>telecom</text:p>
          </table:table-cell>
          <table:table-cell table:number-columns-repeated="16373"/>
        </table:table-row>
        <table:table-row table:style-name="ro15">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4"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table:table-cell office:value-type="string" calcext:value-type="string">
            <text:p>http://hl7.eu/fhir/base/StructureDefinition/practitionerRole-eu</text:p>
          </table:table-cell>
          <table:table-cell office:value-type="string" calcext:value-type="string">
            <text:p>code</text:p>
          </table:table-cell>
          <table:table-cell table:number-columns-repeated="16373"/>
        </table:table-row>
        <table:table-row table:style-name="ro8">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4"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table:table-cell office:value-type="string" calcext:value-type="string">
            <text:p>http://hl7.eu/fhir/base/StructureDefinition/practitionerRole-eu</text:p>
          </table:table-cell>
          <table:table-cell office:value-type="string" calcext:value-type="string">
            <text:p>organization</text:p>
          </table:table-cell>
          <table:table-cell table:number-columns-repeated="2"/>
          <table:table-cell table:style-name="ce6" office:value-type="string" calcext:value-type="string">
            <text:p>http://hl7.eu/fhir/base/StructureDefinition/organization-eu</text:p>
          </table:table-cell>
          <table:table-cell table:number-columns-repeated="16370"/>
        </table:table-row>
        <table:table-row table:style-name="ro15">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table:table-cell office:value-type="string" calcext:value-type="string">
            <text:p>http://hl7.eu/fhir/base/StructureDefinition/practitionerRole-eu</text:p>
          </table:table-cell>
          <table:table-cell office:value-type="string" calcext:value-type="string">
            <text:p>specialty</text:p>
          </table:table-cell>
          <table:table-cell table:number-columns-repeated="16373"/>
        </table:table-row>
        <table:table-row table:style-name="ro13"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4"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number-columns-repeated="16376"/>
        </table:table-row>
        <table:table-row table:style-name="ro9"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number-columns-repeated="16376"/>
        </table:table-row>
        <table:table-row table:style-name="ro3"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table-cell office:value-type="string" calcext:value-type="string">
            <text:p>ImDiagnosticReport</text:p>
          </table:table-cell>
          <table:table-cell office:value-type="string" calcext:value-type="string">
            <text:p>presentedForm</text:p>
          </table:table-cell>
          <table:table-cell table:number-columns-repeated="16373"/>
        </table:table-row>
        <table:table-row table:style-name="ro9"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4"/>
          <table:table-cell office:value-type="string" calcext:value-type="string">
            <text:p>When used as input</text:p>
          </table:table-cell>
          <table:table-cell table:number-columns-repeated="16371"/>
        </table:table-row>
        <table:table-row table:style-name="ro9"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4"/>
          <table:table-cell office:value-type="string" calcext:value-type="string">
            <text:p>When used as input</text:p>
          </table:table-cell>
          <table:table-cell table:number-columns-repeated="16371"/>
        </table:table-row>
        <table:table-row table:style-name="ro9"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table-cell office:value-type="string" calcext:value-type="string">
            <text:p>ImDiagnosticReport</text:p>
          </table:table-cell>
          <table:table-cell office:value-type="string" calcext:value-type="string">
            <text:p>media</text:p>
          </table:table-cell>
          <table:table-cell/>
          <table:table-cell office:value-type="string" calcext:value-type="string">
            <text:p>When generated as part of the report</text:p>
          </table:table-cell>
          <table:table-cell table:number-columns-repeated="16371"/>
        </table:table-row>
        <table:table-row table:style-name="ro9"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table-cell office:value-type="string" calcext:value-type="string">
            <text:p>ImDiagnosticReport</text:p>
          </table:table-cell>
          <table:table-cell office:value-type="string" calcext:value-type="string">
            <text:p>media</text:p>
          </table:table-cell>
          <table:table-cell/>
          <table:table-cell office:value-type="string" calcext:value-type="string">
            <text:p>When generated as part of the report</text:p>
          </table:table-cell>
          <table:table-cell office:value-type="string" calcext:value-type="string">
            <text:p>DocumentReference</text:p>
          </table:table-cell>
          <table:table-cell table:number-columns-repeated="16370"/>
        </table:table-row>
        <table:table-row table:style-name="ro13"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4"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number-columns-repeated="16376"/>
        </table:table-row>
        <table:table-row table:style-name="ro9"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3"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number-columns-repeated="16376"/>
        </table:table-row>
        <table:table-row table:style-name="ro8"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number-columns-repeated="16376"/>
        </table:table-row>
        <table:table-row table:style-name="ro8"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number-columns-repeated="16376"/>
        </table:table-row>
        <table:table-row table:style-name="ro16"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7"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13"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3"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3"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3"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3"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number-columns-repeated="16376"/>
        </table:table-row>
        <table:table-row table:style-name="ro13"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13"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7"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3"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3"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number-columns-repeated="16376"/>
        </table:table-row>
        <table:table-row table:style-name="ro8"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number-columns-repeated="16376"/>
        </table:table-row>
        <table:table-row table:style-name="ro14"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number-columns-repeated="16376"/>
        </table:table-row>
        <table:table-row table:style-name="ro13" table:visibility="filter">
          <table:table-cell office:value-type="float" office:value="369" calcext:value-type="float">
            <text:p>369</text:p>
          </table:table-cell>
          <table:table-cell office:value-type="string" calcext:value-type="string">
            <text:p>EHDSHumanName</text:p>
          </table:table-cell>
          <table:table-cell/>
          <table:table-cell table:style-name="ce4"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table:table-cell office:value-type="string" calcext:value-type="string">
            <text:p><text:a xlink:href="http://hl7.eu/fhir/base/StructureDefinition/HumanName-" xlink:type="simple">http://hl7.eu/fhir/base/StructureDefinition/HumanName-</text:a>eu</text:p>
          </table:table-cell>
          <table:table-cell table:number-columns-repeated="16374"/>
        </table:table-row>
        <table:table-row table:style-name="ro13"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use</text:p>
          </table:table-cell>
          <table:table-cell table:number-columns-repeated="16373"/>
        </table:table-row>
        <table:table-row table:style-name="ro7"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text:p>
          </table:table-cell>
          <table:table-cell table:number-columns-repeated="16373"/>
        </table:table-row>
        <table:table-row table:style-name="ro18"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16371"/>
        </table:table-row>
        <table:table-row table:style-name="ro18"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s/>family.extension[fathersFamily]</text:p>
          </table:table-cell>
          <table:table-cell office:value-type="string" calcext:value-type="string">
            <text:p>SB</text:p>
          </table:table-cell>
          <table:table-cell table:number-columns-repeated="16372"/>
        </table:table-row>
        <table:table-row table:style-name="ro18"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s/>family.extension[mothersFamily]</text:p>
          </table:table-cell>
          <table:table-cell office:value-type="string" calcext:value-type="string">
            <text:p>SB</text:p>
          </table:table-cell>
          <table:table-cell table:number-columns-repeated="16372"/>
        </table:table-row>
        <table:table-row table:style-name="ro13"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4"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given</text:p>
          </table:table-cell>
          <table:table-cell table:number-columns-repeated="16373"/>
        </table:table-row>
        <table:table-row table:style-name="ro3"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4"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prefix</text:p>
          </table:table-cell>
          <table:table-cell table:number-columns-repeated="16373"/>
        </table:table-row>
        <table:table-row table:style-name="ro3"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4"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suffix</text:p>
          </table:table-cell>
          <table:table-cell table:number-columns-repeated="16373"/>
        </table:table-row>
        <table:table-row table:style-name="ro13" table:visibility="filter">
          <table:table-cell office:value-type="float" office:value="376" calcext:value-type="float">
            <text:p>376</text:p>
          </table:table-cell>
          <table:table-cell office:value-type="string" calcext:value-type="string">
            <text:p>EHDSImagingReport</text:p>
          </table:table-cell>
          <table:table-cell/>
          <table:table-cell table:style-name="ce4"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number-columns-repeated="16376"/>
        </table:table-row>
        <table:table-row table:style-name="ro9"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number-columns-repeated="16376"/>
        </table:table-row>
        <table:table-row table:style-name="ro9" table:visibility="filter">
          <table:table-cell office:value-type="float" office:value="378" calcext:value-type="float">
            <text:p>378</text:p>
          </table:table-cell>
          <table:table-cell office:value-type="string" calcext:value-type="string">
            <text:p>EHDSImagingReport</text:p>
          </table:table-cell>
          <table:table-cell office:value-type="string" calcext:value-type="string">
            <text:p>imaging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ImagingReportBody</text:p>
          </table:table-cell>
          <table:table-cell/>
          <table:table-cell office:value-type="string" calcext:value-type="string">
            <text:p>A.2 - Imaging Report structured body</text:p>
          </table:table-cell>
          <table:table-cell table:number-columns-repeated="16376"/>
        </table:table-row>
        <table:table-row table:style-name="ro3"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number-columns-repeated="16376"/>
        </table:table-row>
        <table:table-row table:style-name="ro9"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9"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9" table:visibility="filter">
          <table:table-cell office:value-type="float" office:value="382" calcext:value-type="float">
            <text:p>382</text:p>
          </table:table-cell>
          <table:table-cell office:value-type="string" calcext:value-type="string">
            <text:p>EHDSImagingReport</text:p>
          </table:table-cell>
          <table:table-cell office:value-type="string" calcext:value-type="string">
            <text:p>dicomStudyMetadata</text:p>
          </table:table-cell>
          <table:table-cell table:style-name="ce4" office:value-type="string" calcext:value-type="string">
            <text:p>0..*</text:p>
          </table:table-cell>
          <table:table-cell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office:value-type="string" calcext:value-type="string">
            <text:p>EHDSImagingStudy</text:p>
          </table:table-cell>
          <table:table-cell/>
          <table:table-cell office:value-type="string" calcext:value-type="string">
            <text:p>A.5 - Imaging study</text:p>
          </table:table-cell>
          <table:table-cell table:number-columns-repeated="16376"/>
        </table:table-row>
        <table:table-row table:style-name="ro13" table:visibility="filter">
          <table:table-cell office:value-type="float" office:value="383" calcext:value-type="float">
            <text:p>383</text:p>
          </table:table-cell>
          <table:table-cell office:value-type="string" calcext:value-type="string">
            <text:p>EHDSImagingReportBody</text:p>
          </table:table-cell>
          <table:table-cell/>
          <table:table-cell table:style-name="ce4"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number-columns-repeated="16376"/>
        </table:table-row>
        <table:table-row table:style-name="ro13"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3"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9"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4"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13"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number-columns-repeated="16376"/>
        </table:table-row>
        <table:table-row table:style-name="ro13"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3"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4"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number-columns-repeated="16376"/>
        </table:table-row>
        <table:table-row table:style-name="ro20"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number-columns-repeated="16376"/>
        </table:table-row>
        <table:table-row table:style-name="ro13"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4"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number-columns-repeated="16376"/>
        </table:table-row>
        <table:table-row table:style-name="ro13"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number-columns-repeated="16376"/>
        </table:table-row>
        <table:table-row table:style-name="ro13"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4"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number-columns-repeated="16376"/>
        </table:table-row>
        <table:table-row table:style-name="ro7"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4"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number-columns-repeated="16376"/>
        </table:table-row>
        <table:table-row table:style-name="ro3"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4"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number-columns-repeated="16376"/>
        </table:table-row>
        <table:table-row table:style-name="ro7"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4"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number-columns-repeated="16376"/>
        </table:table-row>
        <table:table-row table:style-name="ro21"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number-columns-repeated="16376"/>
        </table:table-row>
        <table:table-row table:style-name="ro13"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number-columns-repeated="16376"/>
        </table:table-row>
        <table:table-row table:style-name="ro9"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number-columns-repeated="16376"/>
        </table:table-row>
        <table:table-row table:style-name="ro6"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number-columns-repeated="16376"/>
        </table:table-row>
        <table:table-row table:style-name="ro13" table:visibility="filter">
          <table:table-cell office:value-type="float" office:value="402" calcext:value-type="float">
            <text:p>402</text:p>
          </table:table-cell>
          <table:table-cell office:value-type="string" calcext:value-type="string">
            <text:p>EHDSImagingReportBody</text:p>
          </table:table-cell>
          <table:table-cell office:value-type="string" calcext:value-type="string">
            <text:p>exposureInformation</text:p>
          </table:table-cell>
          <table:table-cell table:style-name="ce4" office:value-type="string" calcext:value-type="string">
            <text:p>0..1</text:p>
          </table:table-cell>
          <table:table-cell office:value-type="string" calcext:value-type="string">
            <text:p>Information on total exposure to ionising radiation.</text:p>
          </table:table-cell>
          <table:table-cell office:value-type="string" calcext:value-type="string">
            <text:p>Base</text:p>
          </table:table-cell>
          <table:table-cell/>
          <table:table-cell office:value-type="string" calcext:value-type="string">
            <text:p>B.1.4 - Exposure information</text:p>
          </table:table-cell>
          <table:table-cell table:number-columns-repeated="16376"/>
        </table:table-row>
        <table:table-row table:style-name="ro7" table:visibility="filter">
          <table:table-cell office:value-type="float" office:value="403" calcext:value-type="float">
            <text:p>403</text:p>
          </table:table-cell>
          <table:table-cell office:value-type="string" calcext:value-type="string">
            <text:p>EHDSImagingReportBody</text:p>
          </table:table-cell>
          <table:table-cell office:value-type="string" calcext:value-type="string">
            <text:p>exposureInformation.effectiveDose</text:p>
          </table:table-cell>
          <table:table-cell table:style-name="ce4" office:value-type="string" calcext:value-type="string">
            <text:p>0..*</text:p>
          </table:table-cell>
          <table:table-cell office:value-type="string" calcext:value-type="string">
            <text:p>Sum of equivalent doses to all organs, from external and/or internal exposures, each adjusted to account for the sensitivity of the organ to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1 - Effective dose</text:p>
          </table:table-cell>
          <table:table-cell table:number-columns-repeated="16376"/>
        </table:table-row>
        <table:table-row table:style-name="ro3" table:visibility="filter">
          <table:table-cell office:value-type="float" office:value="404" calcext:value-type="float">
            <text:p>404</text:p>
          </table:table-cell>
          <table:table-cell office:value-type="string" calcext:value-type="string">
            <text:p>EHDSImagingReportBody</text:p>
          </table:table-cell>
          <table:table-cell office:value-type="string" calcext:value-type="string">
            <text:p>exposureInformation.equivalentDoseInformation</text:p>
          </table:table-cell>
          <table:table-cell table:style-name="ce4" office:value-type="string" calcext:value-type="string">
            <text:p>1..1</text:p>
          </table:table-cell>
          <table:table-cell office:value-type="string" calcext:value-type="string">
            <text:p>Equivalent dose is based on the absorbed dose per organ, adjusted to account for the effectiveness of the type of radiation [mSv].</text:p>
          </table:table-cell>
          <table:table-cell office:value-type="string" calcext:value-type="string">
            <text:p>Base</text:p>
          </table:table-cell>
          <table:table-cell/>
          <table:table-cell office:value-type="string" calcext:value-type="string">
            <text:p>B.1.4.2 - Equivalent dose information</text:p>
          </table:table-cell>
          <table:table-cell table:number-columns-repeated="16376"/>
        </table:table-row>
        <table:table-row table:style-name="ro2" table:visibility="filter">
          <table:table-cell office:value-type="float" office:value="405" calcext:value-type="float">
            <text:p>405</text:p>
          </table:table-cell>
          <table:table-cell office:value-type="string" calcext:value-type="string">
            <text:p>EHDSImagingReportBody</text:p>
          </table:table-cell>
          <table:table-cell office:value-type="string" calcext:value-type="string">
            <text:p>exposureInformation.equivalentDoseInformation.equivalentDose</text:p>
          </table:table-cell>
          <table:table-cell table:style-name="ce4" office:value-type="string" calcext:value-type="string">
            <text:p>1..1</text:p>
          </table:table-cell>
          <table:table-cell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2.1 - Equivalent dose</text:p>
          </table:table-cell>
          <table:table-cell table:number-columns-repeated="16376"/>
        </table:table-row>
        <table:table-row table:style-name="ro13" table:visibility="filter">
          <table:table-cell office:value-type="float" office:value="406" calcext:value-type="float">
            <text:p>406</text:p>
          </table:table-cell>
          <table:table-cell office:value-type="string" calcext:value-type="string">
            <text:p>EHDSImagingReportBody</text:p>
          </table:table-cell>
          <table:table-cell office:value-type="string" calcext:value-type="string">
            <text:p>exposureInformation.equivalentDoseInformation.tissueType</text:p>
          </table:table-cell>
          <table:table-cell table:style-name="ce4" office:value-type="string" calcext:value-type="string">
            <text:p>1..1</text:p>
          </table:table-cell>
          <table:table-cell office:value-type="string" calcext:value-type="string">
            <text:p>Type of the tissue for which do dosage was enumerat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4.2.2 - Tissue type</text:p>
          </table:table-cell>
          <table:table-cell table:number-columns-repeated="16376"/>
        </table:table-row>
        <table:table-row table:style-name="ro9"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4"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number-columns-repeated="16376"/>
        </table:table-row>
        <table:table-row table:style-name="ro5"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4"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number-columns-repeated="16376"/>
        </table:table-row>
        <table:table-row table:style-name="ro9"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4"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number-columns-repeated="16376"/>
        </table:table-row>
        <table:table-row table:style-name="ro9"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4"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number-columns-repeated="16376"/>
        </table:table-row>
        <table:table-row table:style-name="ro3"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4"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number-columns-repeated="16376"/>
        </table:table-row>
        <table:table-row table:style-name="ro9"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4"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number-columns-repeated="16376"/>
        </table:table-row>
        <table:table-row table:style-name="ro13"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4"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number-columns-repeated="16376"/>
        </table:table-row>
        <table:table-row table:style-name="ro13" table:visibility="filter">
          <table:table-cell office:value-type="float" office:value="414" calcext:value-type="float">
            <text:p>414</text:p>
          </table:table-cell>
          <table:table-cell office:value-type="string" calcext:value-type="string">
            <text:p>EHDSImagingReportBody</text:p>
          </table:table-cell>
          <table:table-cell office:value-type="string" calcext:value-type="string">
            <text:p>examinationReport.adverseReaction</text:p>
          </table:table-cell>
          <table:table-cell table:style-name="ce4" office:value-type="string" calcext:value-type="string">
            <text:p>0..*</text:p>
          </table:table-cell>
          <table:table-cell office:value-type="string" calcext:value-type="string">
            <text:p>Adverse reactions manifested during imaging investigation.</text:p>
          </table:table-cell>
          <table:table-cell office:value-type="string" calcext:value-type="string">
            <text:p>EHDSAllergyIntolerance</text:p>
          </table:table-cell>
          <table:table-cell/>
          <table:table-cell office:value-type="string" calcext:value-type="string">
            <text:p>B.1.5.5 - Adverse reaction</text:p>
          </table:table-cell>
          <table:table-cell table:number-columns-repeated="16376"/>
        </table:table-row>
        <table:table-row table:style-name="ro9"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4"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number-columns-repeated="16376"/>
        </table:table-row>
        <table:table-row table:style-name="ro13"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4"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number-columns-repeated="16376"/>
        </table:table-row>
        <table:table-row table:style-name="ro13"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number-columns-repeated="16376"/>
        </table:table-row>
        <table:table-row table:style-name="ro3"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4"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number-columns-repeated="16376"/>
        </table:table-row>
        <table:table-row table:style-name="ro13"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4"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number-columns-repeated="16376"/>
        </table:table-row>
        <table:table-row table:style-name="ro13"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number-columns-repeated="16376"/>
        </table:table-row>
        <table:table-row table:style-name="ro13"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number-columns-repeated="16376"/>
        </table:table-row>
        <table:table-row table:style-name="ro13"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4"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number-columns-repeated="16376"/>
        </table:table-row>
        <table:table-row table:style-name="ro3"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4"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number-columns-repeated="16376"/>
        </table:table-row>
        <table:table-row table:style-name="ro18"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4"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number-columns-repeated="16376"/>
        </table:table-row>
        <table:table-row table:style-name="ro3"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4"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number-columns-repeated="16376"/>
        </table:table-row>
        <table:table-row table:style-name="ro13"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4"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number-columns-repeated="16376"/>
        </table:table-row>
        <table:table-row table:style-name="ro9"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6"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7"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13" table:visibility="filter">
          <table:table-cell office:value-type="float" office:value="430" calcext:value-type="float">
            <text:p>430</text:p>
          </table:table-cell>
          <table:table-cell office:value-type="string" calcext:value-type="string">
            <text:p>EHDSImaging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3"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3"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3"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3"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439" calcext:value-type="float">
            <text:p>439</text:p>
          </table:table-cell>
          <table:table-cell office:value-type="string" calcext:value-type="string">
            <text:p>EHDSImaging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number-columns-repeated="16376"/>
        </table:table-row>
        <table:table-row table:style-name="ro13"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13"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7"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449" calcext:value-type="float">
            <text:p>449</text:p>
          </table:table-cell>
          <table:table-cell office:value-type="string" calcext:value-type="string">
            <text:p>EHDSImaging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3" table:visibility="filter">
          <table:table-cell office:value-type="float" office:value="450" calcext:value-type="float">
            <text:p>450</text:p>
          </table:table-cell>
          <table:table-cell office:value-type="string" calcext:value-type="string">
            <text:p>EHDSImaging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451" calcext:value-type="float">
            <text:p>451</text:p>
          </table:table-cell>
          <table:table-cell office:value-type="string" calcext:value-type="string">
            <text:p>EHDSImaging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4"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4"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number-columns-repeated="16376"/>
        </table:table-row>
        <table:table-row table:style-name="ro8"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4"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number-columns-repeated="16376"/>
        </table:table-row>
        <table:table-row table:style-name="ro13" table:visibility="filter">
          <table:table-cell office:value-type="float" office:value="455" calcext:value-type="float">
            <text:p>455</text:p>
          </table:table-cell>
          <table:table-cell office:value-type="string" calcext:value-type="string">
            <text:p>EHDSImagingStudy</text:p>
          </table:table-cell>
          <table:table-cell/>
          <table:table-cell table:style-name="ce4"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number-columns-repeated="16376"/>
        </table:table-row>
        <table:table-row table:style-name="ro10"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number-columns-repeated="16376"/>
        </table:table-row>
        <table:table-row table:style-name="ro6"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4"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number-columns-repeated="16376"/>
        </table:table-row>
        <table:table-row table:style-name="ro9"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number-columns-repeated="16376"/>
        </table:table-row>
        <table:table-row table:style-name="ro13"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number-columns-repeated="16376"/>
        </table:table-row>
        <table:table-row table:style-name="ro9"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4"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number-columns-repeated="16376"/>
        </table:table-row>
        <table:table-row table:style-name="ro5"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number-columns-repeated="16376"/>
        </table:table-row>
        <table:table-row table:style-name="ro14"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4"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number-columns-repeated="16376"/>
        </table:table-row>
        <table:table-row table:style-name="ro8"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4"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number-columns-repeated="16376"/>
        </table:table-row>
        <table:table-row table:style-name="ro7"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number-columns-repeated="16376"/>
        </table:table-row>
        <table:table-row table:style-name="ro13"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4"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number-columns-repeated="16376"/>
        </table:table-row>
        <table:table-row table:style-name="ro4"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number-columns-repeated="16376"/>
        </table:table-row>
        <table:table-row table:style-name="ro13"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4"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number-columns-repeated="16376"/>
        </table:table-row>
        <table:table-row table:style-name="ro9"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4"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number-columns-repeated="16376"/>
        </table:table-row>
        <table:table-row table:style-name="ro9"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4"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number-columns-repeated="16376"/>
        </table:table-row>
        <table:table-row table:style-name="ro9"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4"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number-columns-repeated="16376"/>
        </table:table-row>
        <table:table-row table:style-name="ro13"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4"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number-columns-repeated="16376"/>
        </table:table-row>
        <table:table-row table:style-name="ro9"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4"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number-columns-repeated="16376"/>
        </table:table-row>
        <table:table-row table:style-name="ro4"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number-columns-repeated="16376"/>
        </table:table-row>
        <table:table-row table:style-name="ro9"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4"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number-columns-repeated="16376"/>
        </table:table-row>
        <table:table-row table:style-name="ro9"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4"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number-columns-repeated="16376"/>
        </table:table-row>
        <table:table-row table:style-name="ro9"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4"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number-columns-repeated="16376"/>
        </table:table-row>
        <table:table-row table:style-name="ro9"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4"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number-columns-repeated="16376"/>
        </table:table-row>
        <table:table-row table:style-name="ro9"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4"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number-columns-repeated="16376"/>
        </table:table-row>
        <table:table-row table:style-name="ro9"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4"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number-columns-repeated="16376"/>
        </table:table-row>
        <table:table-row table:style-name="ro9"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4"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number-columns-repeated="16376"/>
        </table:table-row>
        <table:table-row table:style-name="ro9"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4"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number-columns-repeated="16376"/>
        </table:table-row>
        <table:table-row table:style-name="ro9"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4"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number-columns-repeated="16376"/>
        </table:table-row>
        <table:table-row table:style-name="ro7"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4"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number-columns-repeated="16376"/>
        </table:table-row>
        <table:table-row table:style-name="ro3"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4"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number-columns-repeated="16376"/>
        </table:table-row>
        <table:table-row table:style-name="ro3"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4"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number-columns-repeated="16376"/>
        </table:table-row>
        <table:table-row table:style-name="ro9"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4"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number-columns-repeated="16376"/>
        </table:table-row>
        <table:table-row table:style-name="ro13"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4"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number-columns-repeated="16376"/>
        </table:table-row>
        <table:table-row table:style-name="ro9"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4"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number-columns-repeated="16376"/>
        </table:table-row>
        <table:table-row table:style-name="ro3"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4"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number-columns-repeated="16376"/>
        </table:table-row>
        <table:table-row table:style-name="ro3"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4"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number-columns-repeated="16376"/>
        </table:table-row>
        <table:table-row table:style-name="ro13"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4"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number-columns-repeated="16376"/>
        </table:table-row>
        <table:table-row table:style-name="ro13" table:visibility="filter">
          <table:table-cell office:value-type="float" office:value="492" calcext:value-type="float">
            <text:p>492</text:p>
          </table:table-cell>
          <table:table-cell office:value-type="string" calcext:value-type="string">
            <text:p>EHDSImmunization</text:p>
          </table:table-cell>
          <table:table-cell/>
          <table:table-cell table:style-name="ce4"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number-columns-repeated="16376"/>
        </table:table-row>
        <table:table-row table:style-name="ro9"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number-columns-repeated="16376"/>
        </table:table-row>
        <table:table-row table:style-name="ro13"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number-columns-repeated="16376"/>
        </table:table-row>
        <table:table-row table:style-name="ro13"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4"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number-columns-repeated="16376"/>
        </table:table-row>
        <table:table-row table:style-name="ro13"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4"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number-columns-repeated="16376"/>
        </table:table-row>
        <table:table-row table:style-name="ro9"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4"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number-columns-repeated="16376"/>
        </table:table-row>
        <table:table-row table:style-name="ro9"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4"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number-columns-repeated="16376"/>
        </table:table-row>
        <table:table-row table:style-name="ro13"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4"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number-columns-repeated="16376"/>
        </table:table-row>
        <table:table-row table:style-name="ro13"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4"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number-columns-repeated="16376"/>
        </table:table-row>
        <table:table-row table:style-name="ro3"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4"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number-columns-repeated="16376"/>
        </table:table-row>
        <table:table-row table:style-name="ro3"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4"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number-columns-repeated="16376"/>
        </table:table-row>
        <table:table-row table:style-name="ro13"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4"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number-columns-repeated="16376"/>
        </table:table-row>
        <table:table-row table:style-name="ro13"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4"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number-columns-repeated="16376"/>
        </table:table-row>
        <table:table-row table:style-name="ro13"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number-columns-repeated="16376"/>
        </table:table-row>
        <table:table-row table:style-name="ro13" table:visibility="filter">
          <table:table-cell office:value-type="float" office:value="506" calcext:value-type="float">
            <text:p>506</text:p>
          </table:table-cell>
          <table:table-cell office:value-type="string" calcext:value-type="string">
            <text:p>EHDSInpatientEncounter</text:p>
          </table:table-cell>
          <table:table-cell/>
          <table:table-cell table:style-name="ce4"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number-columns-repeated="16376"/>
        </table:table-row>
        <table:table-row table:style-name="ro13"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13"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number-columns-repeated="16376"/>
        </table:table-row>
        <table:table-row table:style-name="ro13"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number-columns-repeated="16376"/>
        </table:table-row>
        <table:table-row table:style-name="ro13"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number-columns-repeated="16376"/>
        </table:table-row>
        <table:table-row table:style-name="ro9"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number-columns-repeated="16376"/>
        </table:table-row>
        <table:table-row table:style-name="ro13"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number-columns-repeated="16376"/>
        </table:table-row>
        <table:table-row table:style-name="ro9"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number-columns-repeated="16376"/>
        </table:table-row>
        <table:table-row table:style-name="ro9"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number-columns-repeated="16376"/>
        </table:table-row>
        <table:table-row table:style-name="ro13"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number-columns-repeated="16376"/>
        </table:table-row>
        <table:table-row table:style-name="ro13"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number-columns-repeated="16376"/>
        </table:table-row>
        <table:table-row table:style-name="ro13"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4"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number-columns-repeated="16376"/>
        </table:table-row>
        <table:table-row table:style-name="ro13"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number-columns-repeated="16376"/>
        </table:table-row>
        <table:table-row table:style-name="ro13"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number-columns-repeated="16376"/>
        </table:table-row>
        <table:table-row table:style-name="ro13"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4"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number-columns-repeated="16376"/>
        </table:table-row>
        <table:table-row table:style-name="ro9"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number-columns-repeated="16376"/>
        </table:table-row>
        <table:table-row table:style-name="ro13"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number-columns-repeated="16376"/>
        </table:table-row>
        <table:table-row table:style-name="ro9"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number-columns-repeated="16376"/>
        </table:table-row>
        <table:table-row table:style-name="ro13"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number-columns-repeated="16376"/>
        </table:table-row>
        <table:table-row table:style-name="ro9"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number-columns-repeated="16376"/>
        </table:table-row>
        <table:table-row table:style-name="ro4"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number-columns-repeated="16376"/>
        </table:table-row>
        <table:table-row table:style-name="ro9"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4"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number-columns-repeated="16376"/>
        </table:table-row>
        <table:table-row table:style-name="ro7"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number-columns-repeated="16376"/>
        </table:table-row>
        <table:table-row table:style-name="ro3"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number-columns-repeated="16376"/>
        </table:table-row>
        <table:table-row table:style-name="ro9"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number-columns-repeated="16376"/>
        </table:table-row>
        <table:table-row table:style-name="ro13"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number-columns-repeated="16376"/>
        </table:table-row>
        <table:table-row table:style-name="ro13"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number-columns-repeated="16376"/>
        </table:table-row>
        <table:table-row table:style-name="ro13"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4"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number-columns-repeated="16376"/>
        </table:table-row>
        <table:table-row table:style-name="ro13"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number-columns-repeated="16376"/>
        </table:table-row>
        <table:table-row table:style-name="ro13"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13"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13"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13"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13"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10"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22"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9"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23"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13"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13"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9"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13"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4"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4"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13"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13"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13"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7"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7"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13"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13"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10"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13"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9"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23"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13"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13"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9"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13"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4"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4"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13"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9"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6"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4"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number-columns-repeated="16376"/>
        </table:table-row>
        <table:table-row table:style-name="ro3"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4"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number-columns-repeated="16376"/>
        </table:table-row>
        <table:table-row table:style-name="ro13"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4"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number-columns-repeated="16376"/>
        </table:table-row>
        <table:table-row table:style-name="ro9"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4"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number-columns-repeated="16376"/>
        </table:table-row>
        <table:table-row table:style-name="ro13" table:visibility="filter">
          <table:table-cell office:value-type="float" office:value="579" calcext:value-type="float">
            <text:p>579</text:p>
          </table:table-cell>
          <table:table-cell office:value-type="string" calcext:value-type="string">
            <text:p>EHDSLaboratoryOrder</text:p>
          </table:table-cell>
          <table:table-cell/>
          <table:table-cell table:style-name="ce4"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number-columns-repeated="16376"/>
        </table:table-row>
        <table:table-row table:style-name="ro9"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4"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number-columns-repeated="16376"/>
        </table:table-row>
        <table:table-row table:style-name="ro9"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4"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number-columns-repeated="16376"/>
        </table:table-row>
        <table:table-row table:style-name="ro3"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number-columns-repeated="16376"/>
        </table:table-row>
        <table:table-row table:style-name="ro9"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9"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3"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4"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number-columns-repeated="16376"/>
        </table:table-row>
        <table:table-row table:style-name="ro9"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9"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9"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7"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4"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number-columns-repeated="16376"/>
        </table:table-row>
        <table:table-row table:style-name="ro4"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13"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number-columns-repeated="16376"/>
        </table:table-row>
        <table:table-row table:style-name="ro13"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3"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number-columns-repeated="16376"/>
        </table:table-row>
        <table:table-row table:style-name="ro24"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4"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number-columns-repeated="16376"/>
        </table:table-row>
        <table:table-row table:style-name="ro9"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number-columns-repeated="16376"/>
        </table:table-row>
        <table:table-row table:style-name="ro13"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number-columns-repeated="16376"/>
        </table:table-row>
        <table:table-row table:style-name="ro13"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number-columns-repeated="16376"/>
        </table:table-row>
        <table:table-row table:style-name="ro21"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number-columns-repeated="16376"/>
        </table:table-row>
        <table:table-row table:style-name="ro9"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number-columns-repeated="16376"/>
        </table:table-row>
        <table:table-row table:style-name="ro13"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number-columns-repeated="16376"/>
        </table:table-row>
        <table:table-row table:style-name="ro9"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number-columns-repeated="16376"/>
        </table:table-row>
        <table:table-row table:style-name="ro6"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number-columns-repeated="16376"/>
        </table:table-row>
        <table:table-row table:style-name="ro13"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4"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number-columns-repeated="16376"/>
        </table:table-row>
        <table:table-row table:style-name="ro13"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4"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number-columns-repeated="16376"/>
        </table:table-row>
        <table:table-row table:style-name="ro13"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4"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number-columns-repeated="16376"/>
        </table:table-row>
        <table:table-row table:style-name="ro13"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4"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number-columns-repeated="16376"/>
        </table:table-row>
        <table:table-row table:style-name="ro9"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6"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7"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13"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3"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3"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3"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3"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number-columns-repeated="16376"/>
        </table:table-row>
        <table:table-row table:style-name="ro13"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13"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7"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3"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3" table:visibility="filter">
          <table:table-cell office:value-type="float" office:value="633" calcext:value-type="float">
            <text:p>633</text:p>
          </table:table-cell>
          <table:table-cell office:value-type="string" calcext:value-type="string">
            <text:p>EHDSLaboratoryReport</text:p>
          </table:table-cell>
          <table:table-cell/>
          <table:table-cell table:style-name="ce4"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number-columns-repeated="16376"/>
        </table:table-row>
        <table:table-row table:style-name="ro9"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number-columns-repeated="16376"/>
        </table:table-row>
        <table:table-row table:style-name="ro9"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number-columns-repeated="16376"/>
        </table:table-row>
        <table:table-row table:style-name="ro3"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number-columns-repeated="16376"/>
        </table:table-row>
        <table:table-row table:style-name="ro9"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9"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3"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4"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number-columns-repeated="16376"/>
        </table:table-row>
        <table:table-row table:style-name="ro5"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3"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9"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4"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13"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number-columns-repeated="16376"/>
        </table:table-row>
        <table:table-row table:style-name="ro13"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24"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number-columns-repeated="16376"/>
        </table:table-row>
        <table:table-row table:style-name="ro9"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number-columns-repeated="16376"/>
        </table:table-row>
        <table:table-row table:style-name="ro13"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number-columns-repeated="16376"/>
        </table:table-row>
        <table:table-row table:style-name="ro13"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number-columns-repeated="16376"/>
        </table:table-row>
        <table:table-row table:style-name="ro21"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number-columns-repeated="16376"/>
        </table:table-row>
        <table:table-row table:style-name="ro9"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number-columns-repeated="16376"/>
        </table:table-row>
        <table:table-row table:style-name="ro13"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number-columns-repeated="16376"/>
        </table:table-row>
        <table:table-row table:style-name="ro9"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number-columns-repeated="16376"/>
        </table:table-row>
        <table:table-row table:style-name="ro6"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number-columns-repeated="16376"/>
        </table:table-row>
        <table:table-row table:style-name="ro9"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4"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number-columns-repeated="16376"/>
        </table:table-row>
        <table:table-row table:style-name="ro3"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4"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number-columns-repeated="16376"/>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4"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number-columns-repeated="16376"/>
        </table:table-row>
        <table:table-row table:style-name="ro13"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number-columns-repeated="16376"/>
        </table:table-row>
        <table:table-row table:style-name="ro13"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4"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number-columns-repeated="16376"/>
        </table:table-row>
        <table:table-row table:style-name="ro9"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9"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5"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13"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13"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9"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6"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6"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9"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number-columns-repeated="16376"/>
        </table:table-row>
        <table:table-row table:style-name="ro13"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number-columns-repeated="16376"/>
        </table:table-row>
        <table:table-row table:style-name="ro13"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number-columns-repeated="16376"/>
        </table:table-row>
        <table:table-row table:style-name="ro13"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number-columns-repeated="16376"/>
        </table:table-row>
        <table:table-row table:style-name="ro9"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number-columns-repeated="16376"/>
        </table:table-row>
        <table:table-row table:style-name="ro9"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number-columns-repeated="16376"/>
        </table:table-row>
        <table:table-row table:style-name="ro9"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number-columns-repeated="16376"/>
        </table:table-row>
        <table:table-row table:style-name="ro13"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number-columns-repeated="16376"/>
        </table:table-row>
        <table:table-row table:style-name="ro13"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9"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number-columns-repeated="16376"/>
        </table:table-row>
        <table:table-row table:style-name="ro13"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number-columns-repeated="16376"/>
        </table:table-row>
        <table:table-row table:style-name="ro13"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number-columns-repeated="16376"/>
        </table:table-row>
        <table:table-row table:style-name="ro13"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number-columns-repeated="16376"/>
        </table:table-row>
        <table:table-row table:style-name="ro13"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number-columns-repeated="16376"/>
        </table:table-row>
        <table:table-row table:style-name="ro7"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number-columns-repeated="16376"/>
        </table:table-row>
        <table:table-row table:style-name="ro13"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number-columns-repeated="16376"/>
        </table:table-row>
        <table:table-row table:style-name="ro9"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number-columns-repeated="16376"/>
        </table:table-row>
        <table:table-row table:style-name="ro9"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number-columns-repeated="16376"/>
        </table:table-row>
        <table:table-row table:style-name="ro9"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number-columns-repeated="16376"/>
        </table:table-row>
        <table:table-row table:style-name="ro16"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number-columns-repeated="16376"/>
        </table:table-row>
        <table:table-row table:style-name="ro7"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number-columns-repeated="16376"/>
        </table:table-row>
        <table:table-row table:style-name="ro10" table:visibility="filter">
          <table:table-cell office:value-type="float" office:value="692" calcext:value-type="float">
            <text:p>692</text:p>
          </table:table-cell>
          <table:table-cell office:value-type="string" calcext:value-type="string">
            <text:p>EHDSLocation</text:p>
          </table:table-cell>
          <table:table-cell/>
          <table:table-cell table:style-name="ce4"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number-columns-repeated="16376"/>
        </table:table-row>
        <table:table-row table:style-name="ro9"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number-columns-repeated="16376"/>
        </table:table-row>
        <table:table-row table:style-name="ro9"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number-columns-repeated="16376"/>
        </table:table-row>
        <table:table-row table:style-name="ro3"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number-columns-repeated="16376"/>
        </table:table-row>
        <table:table-row table:style-name="ro9"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number-columns-repeated="16376"/>
        </table:table-row>
        <table:table-row table:style-name="ro9"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number-columns-repeated="16376"/>
        </table:table-row>
        <table:table-row table:style-name="ro7"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4"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number-columns-repeated="16376"/>
        </table:table-row>
        <table:table-row table:style-name="ro9"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4"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number-columns-repeated="16376"/>
        </table:table-row>
        <table:table-row table:style-name="ro9"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4"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number-columns-repeated="16376"/>
        </table:table-row>
        <table:table-row table:style-name="ro13"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number-columns-repeated="16376"/>
        </table:table-row>
        <table:table-row table:style-name="ro13"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number-columns-repeated="16376"/>
        </table:table-row>
        <table:table-row table:style-name="ro3" table:visibility="filter">
          <table:table-cell office:value-type="float" office:value="703" calcext:value-type="float">
            <text:p>703</text:p>
          </table:table-cell>
          <table:table-cell office:value-type="string" calcext:value-type="string">
            <text:p>EHDSMedia</text:p>
          </table:table-cell>
          <table:table-cell/>
          <table:table-cell table:style-name="ce4"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number-columns-repeated="16376"/>
        </table:table-row>
        <table:table-row table:style-name="ro9"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number-columns-repeated="16376"/>
        </table:table-row>
        <table:table-row table:style-name="ro13" table:visibility="filter">
          <table:table-cell office:value-type="float" office:value="705" calcext:value-type="float">
            <text:p>705</text:p>
          </table:table-cell>
          <table:table-cell office:value-type="string" calcext:value-type="string">
            <text:p>EHDSMedia</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Classification of media as image, video, audio recording or other media type</text:p>
          </table:table-cell>
          <table:table-cell office:value-type="string" calcext:value-type="string">
            <text:p>CodeableConcept</text:p>
          </table:table-cell>
          <table:table-cell office:value-type="string" calcext:value-type="string">
            <text:p>HL7 MediaType (preferred)</text:p>
          </table:table-cell>
          <table:table-cell office:value-type="string" calcext:value-type="string">
            <text:p>C.14.2 - Type</text:p>
          </table:table-cell>
          <table:table-cell table:number-columns-repeated="16376"/>
        </table:table-row>
        <table:table-row table:style-name="ro9"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4"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number-columns-repeated="16376"/>
        </table:table-row>
        <table:table-row table:style-name="ro13" table:visibility="filter">
          <table:table-cell office:value-type="float" office:value="707" calcext:value-type="float">
            <text:p>707</text:p>
          </table:table-cell>
          <table:table-cell office:value-type="string" calcext:value-type="string">
            <text:p>EHDSMedia</text:p>
          </table:table-cell>
          <table:table-cell office:value-type="string" calcext:value-type="string">
            <text:p>view</text:p>
          </table:table-cell>
          <table:table-cell table:style-name="ce4" office:value-type="string" calcext:value-type="string">
            <text:p>0..1</text:p>
          </table:table-cell>
          <table:table-cell office:value-type="string" calcext:value-type="string">
            <text:p>The name of the imaging view e.g. Lateral or Antero-posterior</text:p>
          </table:table-cell>
          <table:table-cell office:value-type="string" calcext:value-type="string">
            <text:p>CodeableConcept</text:p>
          </table:table-cell>
          <table:table-cell office:value-type="string" calcext:value-type="string">
            <text:p>HL7 MediaCollectionView/Projection (preferred)</text:p>
          </table:table-cell>
          <table:table-cell office:value-type="string" calcext:value-type="string">
            <text:p>C.14.4 - View</text:p>
          </table:table-cell>
          <table:table-cell table:number-columns-repeated="16376"/>
        </table:table-row>
        <table:table-row table:style-name="ro9"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4"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number-columns-repeated="16376"/>
        </table:table-row>
        <table:table-row table:style-name="ro13"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number-columns-repeated="16376"/>
        </table:table-row>
        <table:table-row table:style-name="ro13"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number-columns-repeated="16376"/>
        </table:table-row>
        <table:table-row table:style-name="ro13"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number-columns-repeated="16376"/>
        </table:table-row>
        <table:table-row table:style-name="ro9"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number-columns-repeated="16376"/>
        </table:table-row>
        <table:table-row table:style-name="ro5"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4"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number-columns-repeated="16376"/>
        </table:table-row>
        <table:table-row table:style-name="ro9"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4"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number-columns-repeated="16376"/>
        </table:table-row>
        <table:table-row table:style-name="ro13"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4"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number-columns-repeated="16376"/>
        </table:table-row>
        <table:table-row table:style-name="ro13"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number-columns-repeated="16376"/>
        </table:table-row>
        <table:table-row table:style-name="ro6"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number-columns-repeated="16376"/>
        </table:table-row>
        <table:table-row table:style-name="ro10" table:visibility="filter">
          <table:table-cell office:value-type="float" office:value="718" calcext:value-type="float">
            <text:p>718</text:p>
          </table:table-cell>
          <table:table-cell office:value-type="string" calcext:value-type="string">
            <text:p>EHDSMedication</text:p>
          </table:table-cell>
          <table:table-cell/>
          <table:table-cell table:style-name="ce4"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number-columns-repeated="16376"/>
        </table:table-row>
        <table:table-row table:style-name="ro10"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number-columns-repeated="16376"/>
        </table:table-row>
        <table:table-row table:style-name="ro10"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number-columns-repeated="16376"/>
        </table:table-row>
        <table:table-row table:style-name="ro13"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4"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number-columns-repeated="16376"/>
        </table:table-row>
        <table:table-row table:style-name="ro10"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4"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number-columns-repeated="16376"/>
        </table:table-row>
        <table:table-row table:style-name="ro3"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4"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Marketing authorisation holder or manufacturer of the medicinal product. Relevant for identifying the exact product.</text:p>
          </table:table-cell>
          <table:table-cell table:number-columns-repeated="16376"/>
        </table:table-row>
        <table:table-row table:style-name="ro13"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4"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number-columns-repeated="16376"/>
        </table:table-row>
        <table:table-row table:style-name="ro13"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4"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number-columns-repeated="16376"/>
        </table:table-row>
        <table:table-row table:style-name="ro13"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4"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number-columns-repeated="16376"/>
        </table:table-row>
        <table:table-row table:style-name="ro13"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4"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number-columns-repeated="16376"/>
        </table:table-row>
        <table:table-row table:style-name="ro7"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4"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number-columns-repeated="16376"/>
        </table:table-row>
        <table:table-row table:style-name="ro9"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4"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number-columns-repeated="16376"/>
        </table:table-row>
        <table:table-row table:style-name="ro9"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4"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number-columns-repeated="16376"/>
        </table:table-row>
        <table:table-row table:style-name="ro7"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4"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number-columns-repeated="16376"/>
        </table:table-row>
        <table:table-row table:style-name="ro9"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4"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number-columns-repeated="16376"/>
        </table:table-row>
        <table:table-row table:style-name="ro13"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4"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number-columns-repeated="16376"/>
        </table:table-row>
        <table:table-row table:style-name="ro13"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4"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number-columns-repeated="16376"/>
        </table:table-row>
        <table:table-row table:style-name="ro13"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4"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number-columns-repeated="16376"/>
        </table:table-row>
        <table:table-row table:style-name="ro3"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4"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number-columns-repeated="16376"/>
        </table:table-row>
        <table:table-row table:style-name="ro13"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4"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number-columns-repeated="16376"/>
        </table:table-row>
        <table:table-row table:style-name="ro1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4"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number-columns-repeated="16376"/>
        </table:table-row>
        <table:table-row table:style-name="ro9"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4"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number-columns-repeated="16376"/>
        </table:table-row>
        <table:table-row table:style-name="ro6"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4"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number-columns-repeated="16376"/>
        </table:table-row>
        <table:table-row table:style-name="ro9"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4"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number-columns-repeated="16376"/>
        </table:table-row>
        <table:table-row table:style-name="ro9"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number-columns-repeated="16376"/>
        </table:table-row>
        <table:table-row table:style-name="ro9"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number-columns-repeated="16376"/>
        </table:table-row>
        <table:table-row table:style-name="ro9"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4"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number-columns-repeated="16376"/>
        </table:table-row>
        <table:table-row table:style-name="ro9"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4"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number-columns-repeated="16376"/>
        </table:table-row>
        <table:table-row table:style-name="ro9"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number-columns-repeated="16376"/>
        </table:table-row>
        <table:table-row table:style-name="ro7"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4"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number-columns-repeated="16376"/>
        </table:table-row>
        <table:table-row table:style-name="ro9"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4"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number-columns-repeated="16376"/>
        </table:table-row>
        <table:table-row table:style-name="ro13"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4"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number-columns-repeated="16376"/>
        </table:table-row>
        <table:table-row table:style-name="ro13"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4"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number-columns-repeated="16376"/>
        </table:table-row>
        <table:table-row table:style-name="ro9"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number-columns-repeated="16376"/>
        </table:table-row>
        <table:table-row table:style-name="ro10"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number-columns-repeated="16376"/>
        </table:table-row>
        <table:table-row table:style-name="ro9"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4"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number-columns-repeated="16376"/>
        </table:table-row>
        <table:table-row table:style-name="ro9"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number-columns-repeated="16376"/>
        </table:table-row>
        <table:table-row table:style-name="ro3"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number-columns-repeated="16376"/>
        </table:table-row>
        <table:table-row table:style-name="ro3"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number-columns-repeated="16376"/>
        </table:table-row>
        <table:table-row table:style-name="ro13"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number-columns-repeated="16376"/>
        </table:table-row>
        <table:table-row table:style-name="ro9"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number-columns-repeated="16376"/>
        </table:table-row>
        <table:table-row table:style-name="ro9"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4"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number-columns-repeated="16376"/>
        </table:table-row>
        <table:table-row table:style-name="ro9"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4"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number-columns-repeated="16376"/>
        </table:table-row>
        <table:table-row table:style-name="ro9"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4"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number-columns-repeated="16376"/>
        </table:table-row>
        <table:table-row table:style-name="ro9"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4"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number-columns-repeated="16376"/>
        </table:table-row>
        <table:table-row table:style-name="ro9"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4"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number-columns-repeated="16376"/>
        </table:table-row>
        <table:table-row table:style-name="ro9"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4"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number-columns-repeated="16376"/>
        </table:table-row>
        <table:table-row table:style-name="ro9"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number-columns-repeated="16376"/>
        </table:table-row>
        <table:table-row table:style-name="ro9"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number-columns-repeated="16376"/>
        </table:table-row>
        <table:table-row table:style-name="ro13"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dosage.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number-columns-repeated="16376"/>
        </table:table-row>
        <table:table-row table:style-name="ro13" table:visibility="filter">
          <table:table-cell office:value-type="float" office:value="775" calcext:value-type="float">
            <text:p>775</text:p>
          </table:table-cell>
          <table:table-cell office:value-type="string" calcext:value-type="string">
            <text:p>EHDSMedicationDispense</text:p>
          </table:table-cell>
          <table:table-cell/>
          <table:table-cell table:style-name="ce4"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number-columns-repeated="16376"/>
        </table:table-row>
        <table:table-row table:style-name="ro9"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number-columns-repeated="16376"/>
        </table:table-row>
        <table:table-row table:style-name="ro9"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number-columns-repeated="16376"/>
        </table:table-row>
        <table:table-row table:style-name="ro9"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number-columns-repeated="16376"/>
        </table:table-row>
        <table:table-row table:style-name="ro9"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4"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number-columns-repeated="16376"/>
        </table:table-row>
        <table:table-row table:style-name="ro3"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3"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3"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1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4"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number-columns-repeated="16376"/>
        </table:table-row>
        <table:table-row table:style-name="ro9"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number-columns-repeated="16376"/>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4"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number-columns-repeated="16376"/>
        </table:table-row>
        <table:table-row table:style-name="ro9"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4"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number-columns-repeated="16376"/>
        </table:table-row>
        <table:table-row table:style-name="ro13"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4"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number-columns-repeated="16376"/>
        </table:table-row>
        <table:table-row table:style-name="ro13"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4"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number-columns-repeated="16376"/>
        </table:table-row>
        <table:table-row table:style-name="ro13"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4"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number-columns-repeated="16376"/>
        </table:table-row>
        <table:table-row table:style-name="ro9"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4"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number-columns-repeated="16376"/>
        </table:table-row>
        <table:table-row table:style-name="ro9"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number-columns-repeated="16376"/>
        </table:table-row>
        <table:table-row table:style-name="ro9"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13"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4"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number-columns-repeated="16376"/>
        </table:table-row>
        <table:table-row table:style-name="ro1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number-columns-repeated="16376"/>
        </table:table-row>
        <table:table-row table:style-name="ro9"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number-columns-repeated="16376"/>
        </table:table-row>
        <table:table-row table:style-name="ro1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number-columns-repeated="16376"/>
        </table:table-row>
        <table:table-row table:style-name="ro13"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13"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number-columns-repeated="16376"/>
        </table:table-row>
        <table:table-row table:style-name="ro5"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number-columns-repeated="16376"/>
        </table:table-row>
        <table:table-row table:style-name="ro5"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number-columns-repeated="16376"/>
        </table:table-row>
        <table:table-row table:style-name="ro3"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1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number-columns-repeated="16376"/>
        </table:table-row>
        <table:table-row table:style-name="ro3"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4"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number-columns-repeated="16376"/>
        </table:table-row>
        <table:table-row table:style-name="ro9"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number-columns-repeated="16376"/>
        </table:table-row>
        <table:table-row table:style-name="ro3"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number-columns-repeated="16376"/>
        </table:table-row>
        <table:table-row table:style-name="ro9"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7"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4"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number-columns-repeated="16376"/>
        </table:table-row>
        <table:table-row table:style-name="ro7"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4"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number-columns-repeated="16376"/>
        </table:table-row>
        <table:table-row table:style-name="ro13"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4"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number-columns-repeated="16376"/>
        </table:table-row>
        <table:table-row table:style-name="ro13"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4"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number-columns-repeated="16376"/>
        </table:table-row>
        <table:table-row table:style-name="ro3"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4"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number-columns-repeated="16376"/>
        </table:table-row>
        <table:table-row table:style-name="ro13"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4"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number-columns-repeated="16376"/>
        </table:table-row>
        <table:table-row table:style-name="ro7"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4"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number-columns-repeated="16376"/>
        </table:table-row>
        <table:table-row table:style-name="ro1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4"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number-columns-repeated="16376"/>
        </table:table-row>
        <table:table-row table:style-name="ro9"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number-columns-repeated="16376"/>
        </table:table-row>
        <table:table-row table:style-name="ro13"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4"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number-columns-repeated="16376"/>
        </table:table-row>
        <table:table-row table:style-name="ro13"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4"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number-columns-repeated="16376"/>
        </table:table-row>
        <table:table-row table:style-name="ro13"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number-columns-repeated="16376"/>
        </table:table-row>
        <table:table-row table:style-name="ro13"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number-columns-repeated="16376"/>
        </table:table-row>
        <table:table-row table:style-name="ro9"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number-columns-repeated="16376"/>
        </table:table-row>
        <table:table-row table:style-name="ro9"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number-columns-repeated="16376"/>
        </table:table-row>
        <table:table-row table:style-name="ro1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4"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number-columns-repeated="16376"/>
        </table:table-row>
        <table:table-row table:style-name="ro7"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7"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3"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4"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number-columns-repeated="16376"/>
        </table:table-row>
        <table:table-row table:style-name="ro3"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4"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number-columns-repeated="16376"/>
        </table:table-row>
        <table:table-row table:style-name="ro14"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4"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number-columns-repeated="16376"/>
        </table:table-row>
        <table:table-row table:style-name="ro1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4"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number-columns-repeated="16376"/>
        </table:table-row>
        <table:table-row table:style-name="ro13"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number-columns-repeated="16376"/>
        </table:table-row>
        <table:table-row table:style-name="ro13"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number-columns-repeated="16376"/>
        </table:table-row>
        <table:table-row table:style-name="ro9"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13"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4"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number-columns-repeated="16376"/>
        </table:table-row>
        <table:table-row table:style-name="ro1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number-columns-repeated="16376"/>
        </table:table-row>
        <table:table-row table:style-name="ro9"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number-columns-repeated="16376"/>
        </table:table-row>
        <table:table-row table:style-name="ro1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number-columns-repeated="16376"/>
        </table:table-row>
        <table:table-row table:style-name="ro13"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1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number-columns-repeated="16376"/>
        </table:table-row>
        <table:table-row table:style-name="ro18"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18"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3"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13"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number-columns-repeated="16376"/>
        </table:table-row>
        <table:table-row table:style-name="ro13"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4"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number-columns-repeated="16376"/>
        </table:table-row>
        <table:table-row table:style-name="ro13"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4"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number-columns-repeated="16376"/>
        </table:table-row>
        <table:table-row table:style-name="ro7"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4"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number-columns-repeated="16376"/>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4"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number-columns-repeated="16376"/>
        </table:table-row>
        <table:table-row table:style-name="ro3"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number-columns-repeated="16376"/>
        </table:table-row>
        <table:table-row table:style-name="ro13" table:visibility="filter">
          <table:table-cell office:value-type="float" office:value="851" calcext:value-type="float">
            <text:p>851</text:p>
          </table:table-cell>
          <table:table-cell office:value-type="string" calcext:value-type="string">
            <text:p>EHDSObservation</text:p>
          </table:table-cell>
          <table:table-cell/>
          <table:table-cell table:style-name="ce4"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number-columns-repeated="16376"/>
        </table:table-row>
        <table:table-row table:style-name="ro13"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number-columns-repeated="16376"/>
        </table:table-row>
        <table:table-row table:style-name="ro13" table:visibility="filter">
          <table:table-cell office:value-type="float" office:value="855" calcext:value-type="float">
            <text:p>855</text:p>
          </table:table-cell>
          <table:table-cell office:value-type="string" calcext:value-type="string">
            <text:p>EHDS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13" table:visibility="filter">
          <table:table-cell office:value-type="float" office:value="856" calcext:value-type="float">
            <text:p>856</text:p>
          </table:table-cell>
          <table:table-cell office:value-type="string" calcext:value-type="string">
            <text:p>EHDS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13"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13"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13"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10"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2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9"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23"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13"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13"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9"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13"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4"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4"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13"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13"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13"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7"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7"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13" table:visibility="filter">
          <table:table-cell office:value-type="float" office:value="877" calcext:value-type="float">
            <text:p>877</text:p>
          </table:table-cell>
          <table:table-cell office:value-type="string" calcext:value-type="string">
            <text:p>EHDS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13"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10"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13"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9"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23"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13"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13"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9"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13"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4"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4"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13"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9"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13" table:visibility="filter">
          <table:table-cell office:value-type="float" office:value="893" calcext:value-type="float">
            <text:p>893</text:p>
          </table:table-cell>
          <table:table-cell office:value-type="string" calcext:value-type="string">
            <text:p>EHDSOrganization</text:p>
          </table:table-cell>
          <table:table-cell/>
          <table:table-cell table:style-name="ce4"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table:table-cell office:value-type="string" calcext:value-type="string">
            <text:p>http://hl7.eu/fhir/base/StructureDefinition/organization-eu</text:p>
          </table:table-cell>
          <table:table-cell/>
          <table:table-cell office:value-type="string" calcext:value-type="string">
            <text:p>EQ</text:p>
          </table:table-cell>
          <table:table-cell table:number-columns-repeated="16372"/>
        </table:table-row>
        <table:table-row table:style-name="ro13"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table:table-cell office:value-type="string" calcext:value-type="string">
            <text:p>http://hl7.eu/fhir/base/StructureDefinition/organization-eu</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13"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table:table-cell office:value-type="string" calcext:value-type="string">
            <text:p>http://hl7.eu/fhir/base/StructureDefinition/organization-eu</text:p>
          </table:table-cell>
          <table:table-cell office:value-type="string" calcext:value-type="string">
            <text:p>type</text:p>
          </table:table-cell>
          <table:table-cell office:value-type="string" calcext:value-type="string">
            <text:p>EQ</text:p>
          </table:table-cell>
          <table:table-cell table:number-columns-repeated="16372"/>
        </table:table-row>
        <table:table-row table:style-name="ro13"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table:table-cell office:value-type="string" calcext:value-type="string">
            <text:p>http://hl7.eu/fhir/base/StructureDefinition/organization-eu</text:p>
          </table:table-cell>
          <table:table-cell office:value-type="string" calcext:value-type="string">
            <text:p>name</text:p>
          </table:table-cell>
          <table:table-cell office:value-type="string" calcext:value-type="string">
            <text:p>EQ</text:p>
          </table:table-cell>
          <table:table-cell table:number-columns-repeated="16372"/>
        </table:table-row>
        <table:table-row table:style-name="ro4"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table:table-cell office:value-type="string" calcext:value-type="string">
            <text:p>http://hl7.eu/fhir/base/StructureDefinition/organization-eu</text:p>
          </table:table-cell>
          <table:table-cell office:value-type="string" calcext:value-type="string">
            <text:p>contact.address</text:p>
          </table:table-cell>
          <table:table-cell office:value-type="string" calcext:value-type="string">
            <text:p>EQ</text:p>
          </table:table-cell>
          <table:table-cell table:number-columns-repeated="16372"/>
        </table:table-row>
        <table:table-row table:style-name="ro10"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table:table-cell office:value-type="string" calcext:value-type="string">
            <text:p>http://hl7.eu/fhir/base/StructureDefinition/organization-eu</text:p>
          </table:table-cell>
          <table:table-cell office:value-type="string" calcext:value-type="string">
            <text:p>contact.telecom</text:p>
          </table:table-cell>
          <table:table-cell office:value-type="string" calcext:value-type="string">
            <text:p>EQ</text:p>
          </table:table-cell>
          <table:table-cell table:number-columns-repeated="16372"/>
        </table:table-row>
        <table:table-row table:style-name="ro8"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table:table-cell office:value-type="string" calcext:value-type="string">
            <text:p>http://hl7.eu/fhir/base/StructureDefinition/organization-eu</text:p>
          </table:table-cell>
          <table:table-cell office:value-type="string" calcext:value-type="string">
            <text:p>partOf</text:p>
          </table:table-cell>
          <table:table-cell office:value-type="string" calcext:value-type="string">
            <text:p>EQ</text:p>
          </table:table-cell>
          <table:table-cell/>
          <table:table-cell table:style-name="ce6" office:value-type="string" calcext:value-type="string">
            <text:p>http://hl7.eu/fhir/base/StructureDefinition/organization-eu</text:p>
          </table:table-cell>
          <table:table-cell table:number-columns-repeated="16370"/>
        </table:table-row>
        <table:table-row table:style-name="ro13" table:visibility="filter">
          <table:table-cell office:value-type="float" office:value="900" calcext:value-type="float">
            <text:p>900</text:p>
          </table:table-cell>
          <table:table-cell office:value-type="string" calcext:value-type="string">
            <text:p>EHDSPatient</text:p>
          </table:table-cell>
          <table:table-cell/>
          <table:table-cell table:style-name="ce4"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table:table-cell office:value-type="string" calcext:value-type="string">
            <text:p>http://hl7.eu/fhir/base/StructureDefinition/patient-eu-core</text:p>
          </table:table-cell>
          <table:table-cell table:number-columns-repeated="16374"/>
        </table:table-row>
        <table:table-row table:style-name="ro10"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4"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table:table-cell office:value-type="string" calcext:value-type="string">
            <text:p>http://hl7.eu/fhir/base/StructureDefinition/patient-eu-core</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7"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table:table-cell office:value-type="string" calcext:value-type="string">
            <text:p>http://hl7.eu/fhir/base/StructureDefinition/patient-eu-core</text:p>
          </table:table-cell>
          <table:table-cell office:value-type="string" calcext:value-type="string">
            <text:p>name</text:p>
          </table:table-cell>
          <table:table-cell office:value-type="string" calcext:value-type="string">
            <text:p>EQ</text:p>
          </table:table-cell>
          <table:table-cell table:number-columns-repeated="16372"/>
        </table:table-row>
        <table:table-row table:style-name="ro10"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4"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table:table-cell office:value-type="string" calcext:value-type="string">
            <text:p>http://hl7.eu/fhir/base/StructureDefinition/patient-eu-core</text:p>
          </table:table-cell>
          <table:table-cell office:value-type="string" calcext:value-type="string">
            <text:p>birthDate</text:p>
          </table:table-cell>
          <table:table-cell office:value-type="string" calcext:value-type="string">
            <text:p>EQ</text:p>
          </table:table-cell>
          <table:table-cell table:number-columns-repeated="16372"/>
        </table:table-row>
        <table:table-row table:style-name="ro7"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4"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table:table-cell office:value-type="string" calcext:value-type="string">
            <text:p>http://hl7.eu/fhir/base/StructureDefinition/patient-eu-core</text:p>
          </table:table-cell>
          <table:table-cell office:value-type="string" calcext:value-type="string">
            <text:p>gender</text:p>
          </table:table-cell>
          <table:table-cell office:value-type="string" calcext:value-type="string">
            <text:p>EQ</text:p>
          </table:table-cell>
          <table:table-cell table:number-columns-repeated="16372"/>
        </table:table-row>
        <table:table-row table:style-name="ro4"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table:table-cell office:value-type="string" calcext:value-type="string">
            <text:p>http://hl7.eu/fhir/base/StructureDefinition/patient-eu-core</text:p>
          </table:table-cell>
          <table:table-cell office:value-type="string" calcext:value-type="string">
            <text:p>address</text:p>
          </table:table-cell>
          <table:table-cell office:value-type="string" calcext:value-type="string">
            <text:p>EQ</text:p>
          </table:table-cell>
          <table:table-cell table:number-columns-repeated="16372"/>
        </table:table-row>
        <table:table-row table:style-name="ro7"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table:table-cell office:value-type="string" calcext:value-type="string">
            <text:p>http://hl7.eu/fhir/base/StructureDefinition/patient-eu-core</text:p>
          </table:table-cell>
          <table:table-cell office:value-type="string" calcext:value-type="string">
            <text:p>telecom</text:p>
          </table:table-cell>
          <table:table-cell office:value-type="string" calcext:value-type="string">
            <text:p>EQ</text:p>
          </table:table-cell>
          <table:table-cell table:number-columns-repeated="16372"/>
        </table:table-row>
        <table:table-row table:style-name="ro13"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4"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table:table-cell office:value-type="string" calcext:value-type="string">
            <text:p>http://hl7.eu/fhir/base/StructureDefinition/patient-eu-core</text:p>
          </table:table-cell>
          <table:table-cell office:value-type="string" calcext:value-type="string">
            <text:p>maritalStatus</text:p>
          </table:table-cell>
          <table:table-cell office:value-type="string" calcext:value-type="string">
            <text:p>EQ</text:p>
          </table:table-cell>
          <table:table-cell table:number-columns-repeated="16372"/>
        </table:table-row>
        <table:table-row table:style-name="ro13"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table:table-cell office:value-type="string" calcext:value-type="string">
            <text:p>http://hl7.eu/fhir/base/StructureDefinition/patient-eu-core</text:p>
          </table:table-cell>
          <table:table-cell office:value-type="string" calcext:value-type="string">
            <text:p>extension[patient-citizenship]</text:p>
          </table:table-cell>
          <table:table-cell office:value-type="string" calcext:value-type="string">
            <text:p>EQ</text:p>
          </table:table-cell>
          <table:table-cell table:number-columns-repeated="16372"/>
        </table:table-row>
        <table:table-row table:style-name="ro13"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table:table-cell office:value-type="string" calcext:value-type="string">
            <text:p>http://hl7.eu/fhir/base/StructureDefinition/patient-eu-core</text:p>
          </table:table-cell>
          <table:table-cell office:value-type="string" calcext:value-type="string">
            <text:p>extension[patient-nationality]</text:p>
          </table:table-cell>
          <table:table-cell office:value-type="string" calcext:value-type="string">
            <text:p>EQ</text:p>
          </table:table-cell>
          <table:table-cell table:number-columns-repeated="16372"/>
        </table:table-row>
        <table:table-row table:style-name="ro3"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4"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table:table-cell office:value-type="string" calcext:value-type="string">
            <text:p>http://hl7.eu/fhir/base/StructureDefinition/patient-eu-core</text:p>
          </table:table-cell>
          <table:table-cell office:value-type="string" calcext:value-type="string">
            <text:p>communication.language</text:p>
          </table:table-cell>
          <table:table-cell office:value-type="string" calcext:value-type="string">
            <text:p>EQ</text:p>
          </table:table-cell>
          <table:table-cell table:number-columns-repeated="16372"/>
        </table:table-row>
        <table:table-row table:style-name="ro13" table:visibility="filter">
          <table:table-cell office:value-type="float" office:value="910" calcext:value-type="float">
            <text:p>910</text:p>
          </table:table-cell>
          <table:table-cell office:value-type="string" calcext:value-type="string">
            <text:p>EHDSPatientSummary</text:p>
          </table:table-cell>
          <table:table-cell/>
          <table:table-cell table:style-name="ce4"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table-cell table:style-name="ce13"/>
          <table:table-cell table:style-name="Default" table:number-columns-repeated="2"/>
          <table:table-cell table:number-columns-repeated="16372"/>
        </table:table-row>
        <table:table-row table:style-name="ro3"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3" table:visibility="filter">
          <table:table-cell office:value-type="float" office:value="916" calcext:value-type="float">
            <text:p>916</text:p>
          </table:table-cell>
          <table:table-cell office:value-type="string" calcext:value-type="string">
            <text:p>EHDSPatientSummaryBody</text:p>
          </table:table-cell>
          <table:table-cell/>
          <table:table-cell table:style-name="ce4"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number-columns-repeated="16376"/>
        </table:table-row>
        <table:table-row table:style-name="ro7"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4"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number-columns-repeated="16376"/>
        </table:table-row>
        <table:table-row table:style-name="ro23"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number-columns-repeated="16376"/>
        </table:table-row>
        <table:table-row table:style-name="ro9"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4"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number-columns-repeated="16376"/>
        </table:table-row>
        <table:table-row table:style-name="ro13"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4"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number-columns-repeated="16376"/>
        </table:table-row>
        <table:table-row table:style-name="ro9"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4"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number-columns-repeated="16376"/>
        </table:table-row>
        <table:table-row table:style-name="ro10"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number-columns-repeated="16376"/>
        </table:table-row>
        <table:table-row table:style-name="ro9"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4"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number-columns-repeated="16376"/>
        </table:table-row>
        <table:table-row table:style-name="ro9"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number-columns-repeated="16376"/>
        </table:table-row>
        <table:table-row table:style-name="ro9"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4"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number-columns-repeated="16376"/>
        </table:table-row>
        <table:table-row table:style-name="ro9"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4"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number-columns-repeated="16376"/>
        </table:table-row>
        <table:table-row table:style-name="ro9"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number-columns-repeated="16376"/>
        </table:table-row>
        <table:table-row table:style-name="ro9"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4"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number-columns-repeated="16376"/>
        </table:table-row>
        <table:table-row table:style-name="ro9"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4"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number-columns-repeated="16376"/>
        </table:table-row>
        <table:table-row table:style-name="ro17"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4"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number-columns-repeated="16376"/>
        </table:table-row>
        <table:table-row table:style-name="ro9"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4"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number-columns-repeated="16376"/>
        </table:table-row>
        <table:table-row table:style-name="ro9"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number-columns-repeated="16376"/>
        </table:table-row>
        <table:table-row table:style-name="ro9"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4"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number-columns-repeated="16376"/>
        </table:table-row>
        <table:table-row table:style-name="ro9"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number-columns-repeated="16376"/>
        </table:table-row>
        <table:table-row table:style-name="ro7"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4"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number-columns-repeated="16376"/>
        </table:table-row>
        <table:table-row table:style-name="ro3"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4"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16379"/>
        </table:table-row>
        <table:table-row table:style-name="ro13"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4"/>
          <table:table-cell office:value-type="string" calcext:value-type="string">
            <text:p>B.1.3.3 - Medical devices and implants section</text:p>
          </table:table-cell>
          <table:table-cell table:number-columns-repeated="16379"/>
        </table:table-row>
        <table:table-row table:style-name="ro9"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number-columns-repeated="16376"/>
        </table:table-row>
        <table:table-row table:style-name="ro8"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4"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number-columns-repeated="16376"/>
        </table:table-row>
        <table:table-row table:style-name="ro9"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4"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number-columns-repeated="16376"/>
        </table:table-row>
        <table:table-row table:style-name="ro9"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number-columns-repeated="16376"/>
        </table:table-row>
        <table:table-row table:style-name="ro9"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4"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number-columns-repeated="16376"/>
        </table:table-row>
        <table:table-row table:style-name="ro9"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4"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number-columns-repeated="16376"/>
        </table:table-row>
        <table:table-row table:style-name="ro9"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number-columns-repeated="16376"/>
        </table:table-row>
        <table:table-row table:style-name="ro10"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4"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number-columns-repeated="16376"/>
        </table:table-row>
        <table:table-row table:style-name="ro9"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4"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number-columns-repeated="16376"/>
        </table:table-row>
        <table:table-row table:style-name="ro9"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number-columns-repeated="16376"/>
        </table:table-row>
        <table:table-row table:style-name="ro14"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4"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number-columns-repeated="16376"/>
        </table:table-row>
        <table:table-row table:style-name="ro9"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4"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number-columns-repeated="16376"/>
        </table:table-row>
        <table:table-row table:style-name="ro9"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4"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number-columns-repeated="16376"/>
        </table:table-row>
        <table:table-row table:style-name="ro7"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4"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number-columns-repeated="16376"/>
        </table:table-row>
        <table:table-row table:style-name="ro13"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13"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number-columns-repeated="16376"/>
        </table:table-row>
        <table:table-row table:style-name="ro13"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13"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13"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13"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13"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10"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2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9"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23"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13"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13"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9"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13"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4"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4"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13"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13"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13"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7"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7"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13"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13"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10"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13"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9"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23"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13"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13"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9"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13"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4"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4"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13"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9"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9"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4"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number-columns-repeated="16376"/>
        </table:table-row>
        <table:table-row table:style-name="ro9"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4"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number-columns-repeated="16376"/>
        </table:table-row>
        <table:table-row table:style-name="ro9"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number-columns-repeated="16376"/>
        </table:table-row>
        <table:table-row table:style-name="ro9"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4"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number-columns-repeated="16376"/>
        </table:table-row>
        <table:table-row table:style-name="ro13"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4"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number-columns-repeated="16376"/>
        </table:table-row>
        <table:table-row table:style-name="ro3"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4"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number-columns-repeated="16376"/>
        </table:table-row>
        <table:table-row table:style-name="ro13"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4"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number-columns-repeated="16376"/>
        </table:table-row>
        <table:table-row table:style-name="ro9"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4"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number-columns-repeated="16376"/>
        </table:table-row>
        <table:table-row table:style-name="ro3"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4"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number-columns-repeated="16377"/>
        </table:table-row>
        <table:table-row table:style-name="ro9"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4"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number-columns-repeated="16376"/>
        </table:table-row>
        <table:table-row table:style-name="ro13"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4"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number-columns-repeated="16376"/>
        </table:table-row>
        <table:table-row table:style-name="ro9"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4"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number-columns-repeated="16376"/>
        </table:table-row>
        <table:table-row table:style-name="ro13"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4"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number-columns-repeated="16376"/>
        </table:table-row>
        <table:table-row table:style-name="ro9"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4"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text:p>
          </table:table-cell>
          <table:table-cell office:value-type="string" calcext:value-type="string">
            <text:p>B.1.6.2.1 - Previous pregnancies status</text:p>
          </table:table-cell>
          <table:table-cell table:number-columns-repeated="16375"/>
        </table:table-row>
        <table:table-row table:style-name="ro9"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number-columns-repeated="16376"/>
        </table:table-row>
        <table:table-row table:style-name="ro9"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4"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number-columns-repeated="16376"/>
        </table:table-row>
        <table:table-row table:style-name="ro9"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4"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number-columns-repeated="16376"/>
        </table:table-row>
        <table:table-row table:style-name="ro9"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4"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number-columns-repeated="16376"/>
        </table:table-row>
        <table:table-row table:style-name="ro9"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4"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number-columns-repeated="16376"/>
        </table:table-row>
        <table:table-row table:style-name="ro9"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4"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number-columns-repeated="16376"/>
        </table:table-row>
        <table:table-row table:style-name="ro9"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4"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number-columns-repeated="16376"/>
        </table:table-row>
        <table:table-row table:style-name="ro9"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number-columns-repeated="16376"/>
        </table:table-row>
        <table:table-row table:style-name="ro3"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number-columns-repeated="16376"/>
        </table:table-row>
        <table:table-row table:style-name="ro3"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number-columns-repeated="16376"/>
        </table:table-row>
        <table:table-row table:style-name="ro3"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4"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number-columns-repeated="16376"/>
        </table:table-row>
        <table:table-row table:style-name="ro14"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4"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number-columns-repeated="16376"/>
        </table:table-row>
        <table:table-row table:style-name="ro10"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4"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number-columns-repeated="16376"/>
        </table:table-row>
        <table:table-row table:style-name="ro13"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4"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number-columns-repeated="16376"/>
        </table:table-row>
        <table:table-row table:style-name="ro9"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3"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number-columns-repeated="16376"/>
        </table:table-row>
        <table:table-row table:style-name="ro8"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number-columns-repeated="16376"/>
        </table:table-row>
        <table:table-row table:style-name="ro8"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number-columns-repeated="16376"/>
        </table:table-row>
        <table:table-row table:style-name="ro13"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3"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number-columns-repeated="16376"/>
        </table:table-row>
        <table:table-row table:style-name="ro13"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7"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3"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3"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4"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number-columns-repeated="16376"/>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4"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number-columns-repeated="16376"/>
        </table:table-row>
        <table:table-row table:style-name="ro1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number-columns-repeated="16376"/>
        </table:table-row>
        <table:table-row table:style-name="ro8"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number-columns-repeated="16376"/>
        </table:table-row>
        <table:table-row table:style-name="ro14"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number-columns-repeated="16376"/>
        </table:table-row>
        <table:table-row table:style-name="ro3" table:visibility="filter">
          <table:table-cell office:value-type="float" office:value="1045" calcext:value-type="float">
            <text:p>1045</text:p>
          </table:table-cell>
          <table:table-cell office:value-type="string" calcext:value-type="string">
            <text:p>EHDSProcedure</text:p>
          </table:table-cell>
          <table:table-cell/>
          <table:table-cell table:style-name="ce4"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number-columns-repeated="16376"/>
        </table:table-row>
        <table:table-row table:style-name="ro9"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number-columns-repeated="16376"/>
        </table:table-row>
        <table:table-row table:style-name="ro9"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number-columns-repeated="16376"/>
        </table:table-row>
        <table:table-row table:style-name="ro9"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number-columns-repeated="16376"/>
        </table:table-row>
        <table:table-row table:style-name="ro13"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number-columns-repeated="16376"/>
        </table:table-row>
        <table:table-row table:style-name="ro13"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number-columns-repeated="16376"/>
        </table:table-row>
        <table:table-row table:style-name="ro13"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number-columns-repeated="16376"/>
        </table:table-row>
        <table:table-row table:style-name="ro3"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number-columns-repeated="16376"/>
        </table:table-row>
        <table:table-row table:style-name="ro13"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number-columns-repeated="16376"/>
        </table:table-row>
        <table:table-row table:style-name="ro3"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4"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number-columns-repeated="16376"/>
        </table:table-row>
        <table:table-row table:style-name="ro8"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4"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number-columns-repeated="16376"/>
        </table:table-row>
        <table:table-row table:style-name="ro9"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4"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number-columns-repeated="16376"/>
        </table:table-row>
        <table:table-row table:style-name="ro10"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4"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number-columns-repeated="16376"/>
        </table:table-row>
        <table:table-row table:style-name="ro13"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number-columns-repeated="16376"/>
        </table:table-row>
        <table:table-row table:style-name="ro9"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number-columns-repeated="16376"/>
        </table:table-row>
        <table:table-row table:style-name="ro20"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number-columns-repeated="16376"/>
        </table:table-row>
        <table:table-row table:style-name="ro3" table:visibility="filter">
          <table:table-cell office:value-type="float" office:value="1061" calcext:value-type="float">
            <text:p>1061</text:p>
          </table:table-cell>
          <table:table-cell office:value-type="string" calcext:value-type="string">
            <text:p>EHDSRelatedPerson</text:p>
          </table:table-cell>
          <table:table-cell/>
          <table:table-cell table:style-name="ce4"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number-columns-repeated="16376"/>
        </table:table-row>
        <table:table-row table:style-name="ro23"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4"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number-columns-repeated="16376"/>
        </table:table-row>
        <table:table-row table:style-name="ro7"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number-columns-repeated="16376"/>
        </table:table-row>
        <table:table-row table:style-name="ro18"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4"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number-columns-repeated="16376"/>
        </table:table-row>
        <table:table-row table:style-name="ro4"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number-columns-repeated="16376"/>
        </table:table-row>
        <table:table-row table:style-name="ro7"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number-columns-repeated="16376"/>
        </table:table-row>
        <table:table-row table:style-name="ro7" table:visibility="filter">
          <table:table-cell office:value-type="float" office:value="1067" calcext:value-type="float">
            <text:p>1067</text:p>
          </table:table-cell>
          <table:table-cell office:value-type="string" calcext:value-type="string">
            <text:p>EHDSReportHeader</text:p>
          </table:table-cell>
          <table:table-cell/>
          <table:table-cell table:style-name="ce4"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number-columns-repeated="16376"/>
        </table:table-row>
        <table:table-row table:style-name="ro9"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6"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4"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number-columns-repeated="16376"/>
        </table:table-row>
        <table:table-row table:style-name="ro13"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4"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number-columns-repeated="16376"/>
        </table:table-row>
        <table:table-row table:style-name="ro13"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4"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number-columns-repeated="16376"/>
        </table:table-row>
        <table:table-row table:style-name="ro3"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number-columns-repeated="16376"/>
        </table:table-row>
        <table:table-row table:style-name="ro7"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number-columns-repeated="16376"/>
        </table:table-row>
        <table:table-row table:style-name="ro7"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number-columns-repeated="16376"/>
        </table:table-row>
        <table:table-row table:style-name="ro7"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number-columns-repeated="16376"/>
        </table:table-row>
        <table:table-row table:style-name="ro7"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number-columns-repeated="16376"/>
        </table:table-row>
        <table:table-row table:style-name="ro9"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3"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3"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3"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3"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3"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3"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3"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number-columns-repeated="16376"/>
        </table:table-row>
        <table:table-row table:style-name="ro9"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3"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number-columns-repeated="16376"/>
        </table:table-row>
        <table:table-row table:style-name="ro13"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number-columns-repeated="16376"/>
        </table:table-row>
        <table:table-row table:style-name="ro7"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number-columns-repeated="16376"/>
        </table:table-row>
        <table:table-row table:style-name="ro13"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number-columns-repeated="16376"/>
        </table:table-row>
        <table:table-row table:style-name="ro3"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number-columns-repeated="16376"/>
        </table:table-row>
        <table:table-row table:style-name="ro9"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3"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4"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number-columns-repeated="16376"/>
        </table:table-row>
        <table:table-row table:style-name="ro9"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number-columns-repeated="16376"/>
        </table:table-row>
        <table:table-row table:style-name="ro5" table:visibility="filter">
          <table:table-cell office:value-type="float" office:value="1102" calcext:value-type="float">
            <text:p>1102</text:p>
          </table:table-cell>
          <table:table-cell office:value-type="string" calcext:value-type="string">
            <text:p>EHDSServiceRequest</text:p>
          </table:table-cell>
          <table:table-cell/>
          <table:table-cell table:style-name="ce4"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number-columns-repeated="16376"/>
        </table:table-row>
        <table:table-row table:style-name="ro9"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4"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number-columns-repeated="16376"/>
        </table:table-row>
        <table:table-row table:style-name="ro7"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4"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number-columns-repeated="16376"/>
        </table:table-row>
        <table:table-row table:style-name="ro10"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4"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number-columns-repeated="16376"/>
        </table:table-row>
        <table:table-row table:style-name="ro13"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number-columns-repeated="16376"/>
        </table:table-row>
        <table:table-row table:style-name="ro3"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number-columns-repeated="16376"/>
        </table:table-row>
        <table:table-row table:style-name="ro3"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4"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number-columns-repeated="16376"/>
        </table:table-row>
        <table:table-row table:style-name="ro3"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number-columns-repeated="16376"/>
        </table:table-row>
        <table:table-row table:style-name="ro3"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number-columns-repeated="16376"/>
        </table:table-row>
        <table:table-row table:style-name="ro13"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number-columns-repeated="16376"/>
        </table:table-row>
        <table:table-row table:style-name="ro9"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number-columns-repeated="16376"/>
        </table:table-row>
        <table:table-row table:style-name="ro3"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number-columns-repeated="16376"/>
        </table:table-row>
        <table:table-row table:style-name="ro9"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number-columns-repeated="16376"/>
        </table:table-row>
        <table:table-row table:style-name="ro9"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number-columns-repeated="16376"/>
        </table:table-row>
        <table:table-row table:style-name="ro9"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4"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number-columns-repeated="16376"/>
        </table:table-row>
        <table:table-row table:style-name="ro13"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4"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number-columns-repeated="16376"/>
        </table:table-row>
        <table:table-row table:style-name="ro9" table:visibility="filter">
          <table:table-cell office:value-type="float" office:value="1118" calcext:value-type="float">
            <text:p>1118</text:p>
          </table:table-cell>
          <table:table-cell office:value-type="string" calcext:value-type="string">
            <text:p>EHDSSlot</text:p>
          </table:table-cell>
          <table:table-cell/>
          <table:table-cell table:style-name="ce4"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number-columns-repeated="16376"/>
        </table:table-row>
        <table:table-row table:style-name="ro13" table:visibility="filter">
          <table:table-cell office:value-type="float" office:value="1119" calcext:value-type="float">
            <text:p>1119</text:p>
          </table:table-cell>
          <table:table-cell office:value-type="string" calcext:value-type="string">
            <text:p>EHDSSpecimen</text:p>
          </table:table-cell>
          <table:table-cell/>
          <table:table-cell table:style-name="ce4"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number-columns-repeated="16376"/>
        </table:table-row>
        <table:table-row table:style-name="ro10"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number-columns-repeated="16376"/>
        </table:table-row>
        <table:table-row table:style-name="ro1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4"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number-columns-repeated="16376"/>
        </table:table-row>
        <table:table-row table:style-name="ro9"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4"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number-columns-repeated="16376"/>
        </table:table-row>
        <table:table-row table:style-name="ro9"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4"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number-columns-repeated="16376"/>
        </table:table-row>
        <table:table-row table:style-name="ro3"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number-columns-repeated="16376"/>
        </table:table-row>
        <table:table-row table:style-name="ro3"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4"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number-columns-repeated="16376"/>
        </table:table-row>
        <table:table-row table:style-name="ro3"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4"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number-columns-repeated="16376"/>
        </table:table-row>
        <table:table-row table:style-name="ro13"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4"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number-columns-repeated="16376"/>
        </table:table-row>
        <table:table-row table:style-name="ro3"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4"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number-columns-repeated="16376"/>
        </table:table-row>
        <table:table-row table:style-name="ro10"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number-columns-repeated="16376"/>
        </table:table-row>
        <table:table-row table:style-name="ro9"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4"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number-columns-repeated="16376"/>
        </table:table-row>
        <table:table-row table:style-name="ro9"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4"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number-columns-repeated="16376"/>
        </table:table-row>
        <table:table-row table:style-name="ro13"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4"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number-columns-repeated="16376"/>
        </table:table-row>
        <table:table-row table:style-name="ro13" table:visibility="filter">
          <table:table-cell office:value-type="float" office:value="1133" calcext:value-type="float">
            <text:p>1133</text:p>
          </table:table-cell>
          <table:table-cell office:value-type="string" calcext:value-type="string">
            <text:p>EHDSSubstance</text:p>
          </table:table-cell>
          <table:table-cell/>
          <table:table-cell table:style-name="ce4"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number-columns-repeated="16376"/>
        </table:table-row>
        <table:table-row table:style-name="ro7"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number-columns-repeated="16376"/>
        </table:table-row>
        <table:table-row table:style-name="ro13"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4"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number-columns-repeated="16376"/>
        </table:table-row>
        <table:table-row table:style-name="ro3"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number-columns-repeated="16376"/>
        </table:table-row>
        <table:table-row table:style-name="ro13"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4"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number-columns-repeated="16376"/>
        </table:table-row>
        <table:table-row table:style-name="ro9"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number-columns-repeated="16376"/>
        </table:table-row>
        <table:table-row table:style-name="ro6"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4"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number-columns-repeated="16376"/>
        </table:table-row>
        <table:table-row table:style-name="ro13"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4"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number-columns-repeated="16376"/>
        </table:table-row>
        <table:table-row table:style-name="ro13"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4"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number-columns-repeated="16376"/>
        </table:table-row>
        <table:table-row table:style-name="ro9" table:visibility="filter">
          <table:table-cell office:value-type="float" office:value="1142" calcext:value-type="float">
            <text:p>1142</text:p>
          </table:table-cell>
          <table:table-cell office:value-type="string" calcext:value-type="string">
            <text:p>EHDSTask</text:p>
          </table:table-cell>
          <table:table-cell/>
          <table:table-cell table:style-name="ce4"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number-columns-repeated="16376"/>
        </table:table-row>
        <table:table-row table:style-name="ro3" table:visibility="filter">
          <table:table-cell office:value-type="float" office:value="1143" calcext:value-type="float">
            <text:p>1143</text:p>
          </table:table-cell>
          <table:table-cell office:value-type="string" calcext:value-type="string">
            <text:p>EHDSTelecom</text:p>
          </table:table-cell>
          <table:table-cell/>
          <table:table-cell table:style-name="ce4"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table:table-cell office:value-type="string" calcext:value-type="string">
            <text:p>http://hl7.org/fhir/StructureDefinition/ContactPoint</text:p>
          </table:table-cell>
          <table:table-cell table:number-columns-repeated="16374"/>
        </table:table-row>
        <table:table-row table:style-name="ro13"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table:table-cell office:value-type="string" calcext:value-type="string">
            <text:p>http://hl7.org/fhir/StructureDefinition/ContactPoint</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3"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table:table-cell office:value-type="string" calcext:value-type="string">
            <text:p>http://hl7.org/fhir/StructureDefinition/ContactPoint</text:p>
          </table:table-cell>
          <table:table-cell office:value-type="string" calcext:value-type="string">
            <text:p>system</text:p>
          </table:table-cell>
          <table:table-cell office:value-type="string" calcext:value-type="string">
            <text:p>EQ</text:p>
          </table:table-cell>
          <table:table-cell table:number-columns-repeated="16372"/>
        </table:table-row>
        <table:table-row table:style-name="ro7"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4"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table:table-cell office:value-type="string" calcext:value-type="string">
            <text:p>http://hl7.org/fhir/StructureDefinition/ContactPoint</text:p>
          </table:table-cell>
          <table:table-cell office:value-type="string" calcext:value-type="string">
            <text:p>value</text:p>
          </table:table-cell>
          <table:table-cell office:value-type="string" calcext:value-type="string">
            <text:p>EQ</text:p>
          </table:table-cell>
          <table:table-cell table:number-columns-repeated="16372"/>
        </table:table-row>
        <table:table-row table:style-name="ro13" table:visibility="filter">
          <table:table-cell table:number-columns-repeated="3"/>
          <table:table-cell table:style-name="ce4"/>
          <table:table-cell table:number-columns-repeated="5"/>
          <table:table-cell office:value-type="string" calcext:value-type="string">
            <text:p>http://hl7.eu/fhir/base/StructureDefinition/patient-eu-core</text:p>
          </table:table-cell>
          <table:table-cell office:value-type="string" calcext:value-type="string">
            <text:p>active</text:p>
          </table:table-cell>
          <table:table-cell/>
          <table:table-cell table:style-name="Default"/>
          <table:table-cell table:number-columns-repeated="16371"/>
        </table:table-row>
        <table:table-row table:style-name="ro9" table:visibility="filter">
          <table:table-cell table:number-columns-repeated="3"/>
          <table:table-cell table:style-name="ce4"/>
          <table:table-cell table:number-columns-repeated="5"/>
          <table:table-cell office:value-type="string" calcext:value-type="string">
            <text:p>ImDiagnosticReport</text:p>
          </table:table-cell>
          <table:table-cell office:value-type="string" calcext:value-type="string">
            <text:p>status</text:p>
          </table:table-cell>
          <table:table-cell table:number-columns-repeated="16373"/>
        </table:table-row>
        <table:table-row table:style-name="ro9" table:visibility="filter">
          <table:table-cell table:number-columns-repeated="3"/>
          <table:table-cell table:style-name="ce4"/>
          <table:table-cell table:number-columns-repeated="5"/>
          <table:table-cell office:value-type="string" calcext:value-type="string">
            <text:p>ImDiagnosticReport</text:p>
          </table:table-cell>
          <table:table-cell office:value-type="string" calcext:value-type="string">
            <text:p>code</text:p>
          </table:table-cell>
          <table:table-cell table:number-columns-repeated="16373"/>
        </table:table-row>
        <table:table-row table:style-name="ro6" table:visibility="filter">
          <table:table-cell table:number-columns-repeated="3"/>
          <table:table-cell table:style-name="ce4"/>
          <table:table-cell table:number-columns-repeated="5"/>
          <table:table-cell office:value-type="string" calcext:value-type="string">
            <text:p>http://hl7.eu/fhir/base/StructureDefinition/practitioner-eu</text:p>
          </table:table-cell>
          <table:table-cell office:value-type="string" calcext:value-type="string">
            <text:p>active</text:p>
          </table:table-cell>
          <table:table-cell table:number-columns-repeated="16373"/>
        </table:table-row>
        <table:table-row table:style-name="ro6" table:visibility="filter">
          <table:table-cell table:number-columns-repeated="3"/>
          <table:table-cell table:style-name="ce4"/>
          <table:table-cell table:number-columns-repeated="5"/>
          <table:table-cell office:value-type="string" calcext:value-type="string">
            <text:p>http://hl7.eu/fhir/base/StructureDefinition/organization-eu</text:p>
          </table:table-cell>
          <table:table-cell office:value-type="string" calcext:value-type="string">
            <text:p>active</text:p>
          </table:table-cell>
          <table:table-cell table:number-columns-repeated="16373"/>
        </table:table-row>
        <table:table-row table:style-name="ro9" table:number-rows-repeated="672">
          <table:table-cell table:number-columns-repeated="3"/>
          <table:table-cell table:style-name="ce4"/>
          <table:table-cell table:number-columns-repeated="16380"/>
        </table:table-row>
        <table:table-row table:style-name="ro9" table:number-rows-repeated="1046736">
          <table:table-cell table:number-columns-repeated="16384"/>
        </table:table-row>
        <table:table-row table:style-name="ro9">
          <table:table-cell table:number-columns-repeated="16384"/>
        </table:table-row>
      </table:table>
      <table:named-expressions/>
      <table:database-ranges>
        <table:database-range table:name="__Anonymous_Sheet_DB__0" table:target-range-address="'xtehr-model'.A1:'xtehr-model'.P1167" table:display-filter-buttons="true">
          <table:filter>
            <table:filter-and>
              <table:filter-condition table:value="http://hl7.eu/fhir/base/StructureDefinition/practitionerRole-eu" table:operator="=" table:field-number="9"/>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7">00/00/0000</text:date>, <text:time style:data-style-name="N2" text:time-value="10:18:44.34064254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27T10:37:45.306557349</dc:date>
    <meta:editing-duration>PT3H41M48S</meta:editing-duration>
    <meta:editing-cycles>32</meta:editing-cycles>
    <meta:generator>LibreOffice/24.2.7.2$Linux_X86_64 LibreOffice_project/420$Build-2</meta:generator>
    <meta:document-statistic meta:table-count="1" meta:cell-count="8361" meta:object-count="0"/>
  </office:meta>
</office:document-meta>
</file>